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Arial1" fo:font-weight="normal" officeooo:paragraph-rsid="000dda46" style:font-weight-asian="normal" style:font-weight-complex="normal"/>
    </style:style>
    <style:style style:name="P2" style:family="paragraph" style:parent-style-name="Standard">
      <style:paragraph-properties fo:margin-top="0cm" fo:margin-bottom="0cm" style:contextual-spacing="false" fo:line-height="200%"/>
      <style:text-properties style:font-name="Arial1" fo:font-size="20pt" fo:font-weight="bold" style:font-size-asian="20pt" style:font-weight-asian="bold" style:font-size-complex="20pt" style:font-weight-complex="bold"/>
    </style:style>
    <style:style style:name="P3" style:family="paragraph" style:parent-style-name="Standard">
      <style:paragraph-properties fo:margin-top="0cm" fo:margin-bottom="0cm" style:contextual-spacing="false" fo:line-height="150%"/>
      <style:text-properties style:font-name="Arial1" fo:font-size="16pt" fo:font-weight="bold" officeooo:rsid="000dda46" officeooo:paragraph-rsid="000dda46" style:font-size-asian="16pt" style:font-weight-asian="bold" style:font-size-complex="16pt" style:font-weight-complex="bold"/>
    </style:style>
    <style:style style:name="P4" style:family="paragraph" style:parent-style-name="Standard">
      <style:paragraph-properties fo:margin-top="0cm" fo:margin-bottom="0cm" style:contextual-spacing="false" style:line-spacing="0.499cm"/>
      <style:text-properties style:font-name="Arial1" fo:font-size="16pt" fo:language="ru" fo:country="RU" fo:font-weight="bold" officeooo:rsid="000dda46" officeooo:paragraph-rsid="000dda46" style:font-size-asian="14pt" style:font-weight-asian="bold" style:font-size-complex="16pt" style:font-weight-complex="bold"/>
    </style:style>
    <style:style style:name="P5" style:family="paragraph" style:parent-style-name="Standard">
      <style:paragraph-properties fo:margin-top="0cm" fo:margin-bottom="0cm" style:contextual-spacing="false" style:line-spacing="0.499cm"/>
      <style:text-properties style:font-name="Arial1" fo:font-size="16pt" fo:language="en" fo:country="US" fo:font-weight="bold" officeooo:rsid="000dda46" officeooo:paragraph-rsid="000dda46" style:font-size-asian="16pt" style:font-weight-asian="bold" style:font-size-complex="16pt" style:font-weight-complex="bold"/>
    </style:style>
    <style:style style:name="P6" style:family="paragraph" style:parent-style-name="Standard">
      <style:paragraph-properties fo:margin-top="0cm" fo:margin-bottom="0cm" style:contextual-spacing="false" style:line-spacing="0.499cm"/>
      <style:text-properties style:font-name="Arial1" fo:font-size="16pt" fo:language="en" fo:country="US" fo:font-weight="bold" officeooo:rsid="000dda46" officeooo:paragraph-rsid="000dda46" style:font-size-asian="14pt" style:font-weight-asian="bold" style:font-size-complex="16pt" style:font-weight-complex="bold"/>
    </style:style>
    <style:style style:name="P7" style:family="paragraph" style:parent-style-name="Standard">
      <style:paragraph-properties fo:margin-top="0cm" fo:margin-bottom="0cm" style:contextual-spacing="false" fo:line-height="100%"/>
      <style:text-properties style:font-name="Arial1" fo:font-size="11pt" fo:font-weight="normal" officeooo:rsid="000dda46" officeooo:paragraph-rsid="000dda46" style:font-size-asian="9.60000038146973pt" style:font-weight-asian="normal" style:font-size-complex="11pt" style:font-weight-complex="normal"/>
    </style:style>
    <style:style style:name="P8" style:family="paragraph" style:parent-style-name="Standard">
      <style:paragraph-properties fo:margin-top="0cm" fo:margin-bottom="0cm" style:contextual-spacing="false" fo:line-height="100%"/>
      <style:text-properties style:font-name="Arial1" fo:font-size="11pt" fo:font-weight="normal" officeooo:paragraph-rsid="000dda46" style:font-size-asian="9.60000038146973pt" style:font-weight-asian="normal" style:font-size-complex="11pt" style:font-weight-complex="normal"/>
    </style:style>
    <style:style style:name="P9" style:family="paragraph" style:parent-style-name="Standard">
      <style:paragraph-properties fo:margin-top="0cm" fo:margin-bottom="0cm" style:contextual-spacing="false" fo:line-height="100%"/>
      <style:text-properties style:font-name="Arial1" fo:font-size="11pt" fo:language="en" fo:country="US" fo:font-weight="normal" officeooo:rsid="000dda46" officeooo:paragraph-rsid="000dda46" style:font-size-asian="9.60000038146973pt" style:font-weight-asian="normal" style:font-size-complex="11pt" style:font-weight-complex="normal"/>
    </style:style>
    <style:style style:name="P10" style:family="paragraph" style:parent-style-name="Standard">
      <style:paragraph-properties fo:margin-top="0cm" fo:margin-bottom="0cm" style:contextual-spacing="false" fo:line-height="100%"/>
      <style:text-properties style:font-name="Arial1" fo:font-size="11pt" fo:language="en" fo:country="US" fo:font-weight="normal" officeooo:rsid="000f336b" officeooo:paragraph-rsid="000f336b" style:font-size-asian="9.60000038146973pt" style:font-weight-asian="normal" style:font-size-complex="11pt" style:font-weight-complex="normal"/>
    </style:style>
    <style:style style:name="P11" style:family="paragraph" style:parent-style-name="Standard">
      <style:paragraph-properties fo:margin-top="0cm" fo:margin-bottom="0cm" style:contextual-spacing="false" fo:line-height="100%"/>
      <style:text-properties style:font-name="Arial1" fo:font-size="11pt" fo:language="ru" fo:country="RU" fo:font-weight="normal" officeooo:rsid="00136f94" officeooo:paragraph-rsid="00136f94" style:font-size-asian="9.60000038146973pt" style:font-weight-asian="normal" style:font-size-complex="11pt" style:font-weight-complex="normal"/>
    </style:style>
    <style:style style:name="P12" style:family="paragraph" style:parent-style-name="Standard">
      <style:paragraph-properties fo:margin-top="0cm" fo:margin-bottom="0cm" style:contextual-spacing="false" fo:line-height="100%"/>
      <style:text-properties officeooo:paragraph-rsid="000f336b"/>
    </style:style>
    <style:style style:name="P13" style:family="paragraph" style:parent-style-name="Standard">
      <style:paragraph-properties fo:margin-top="0cm" fo:margin-bottom="0cm" style:contextual-spacing="false" fo:line-height="100%"/>
      <style:text-properties officeooo:rsid="00136f94" officeooo:paragraph-rsid="00136f94"/>
    </style:style>
    <style:style style:name="T1" style:family="text">
      <style:text-properties fo:language="en" fo:country="US"/>
    </style:style>
    <style:style style:name="T2" style:family="text">
      <style:text-properties fo:language="en" fo:country="US" officeooo:rsid="000dda46"/>
    </style:style>
    <style:style style:name="T3" style:family="text">
      <style:text-properties fo:language="ru" fo:country="RU" officeooo:rsid="000dda46"/>
    </style:style>
    <style:style style:name="T4" style:family="text">
      <style:text-properties style:font-name="Arial1" fo:font-size="11pt" fo:language="ru" fo:country="RU" fo:font-weight="normal" style:font-size-asian="9.60000038146973pt" style:font-weight-asian="normal" style:font-size-complex="11pt" style:font-weight-complex="normal"/>
    </style:style>
    <style:style style:name="T5" style:family="text">
      <style:text-properties style:font-name="Arial1" fo:font-size="11pt" fo:language="ru" fo:country="RU" fo:font-weight="normal" officeooo:rsid="000f336b" style:font-size-asian="9.60000038146973pt" style:font-weight-asian="normal" style:font-size-complex="11pt" style:font-weight-complex="normal"/>
    </style:style>
    <style:style style:name="T6" style:family="text">
      <style:text-properties style:font-name="Arial1" fo:font-size="11pt" fo:language="ru" fo:country="RU" fo:font-weight="normal" officeooo:rsid="00136f94" style:font-size-asian="9.60000038146973pt" style:font-weight-asian="normal" style:font-size-complex="11pt" style:font-weight-complex="normal"/>
    </style:style>
    <style:style style:name="T7" style:family="text">
      <style:text-properties style:font-name="Arial1" fo:font-size="11pt" fo:language="ru" fo:country="RU" fo:font-weight="normal" officeooo:rsid="0013b185" style:font-size-asian="9.60000038146973pt" style:font-weight-asian="normal" style:font-size-complex="11pt" style:font-weight-complex="normal"/>
    </style:style>
    <style:style style:name="T8" style:family="text">
      <style:text-properties style:font-name="Arial1" fo:font-size="11pt" fo:language="ru" fo:country="RU" fo:font-weight="normal" officeooo:rsid="0014429a" style:font-size-asian="9.60000038146973pt" style:font-weight-asian="normal" style:font-size-complex="11pt" style:font-weight-complex="normal"/>
    </style:style>
    <style:style style:name="T9" style:family="text">
      <style:text-properties style:font-name="Arial1" fo:font-size="11pt" fo:language="en" fo:country="US" fo:font-weight="normal" officeooo:rsid="0013b185" style:font-size-asian="9.60000038146973pt" style:font-weight-asian="normal" style:font-size-complex="11pt" style:font-weight-complex="normal"/>
    </style:style>
    <style:style style:name="T10" style:family="text">
      <style:text-properties fo:font-size="11pt" officeooo:rsid="000dda46" style:font-size-asian="9.60000038146973pt" style:font-size-complex="11pt"/>
    </style:style>
    <style:style style:name="T11" style:family="text">
      <style:text-properties fo:font-size="11pt" fo:language="en" fo:country="US" officeooo:rsid="000dda46" style:font-size-asian="9.60000038146973pt" style:font-size-complex="11pt"/>
    </style:style>
    <style:style style:name="T12" style:family="text">
      <style:text-properties fo:font-style="italic" style:font-style-asian="italic"/>
    </style:style>
    <style:style style:name="T13" style:family="text">
      <style:text-properties officeooo:rsid="0013b185"/>
    </style:style>
    <style:style style:name="T14" style:family="text">
      <style:text-properties officeooo:rsid="0014429a"/>
    </style:style>
    <style:style style:name="T15" style:family="text">
      <style:text-properties officeooo:rsid="0015208c"/>
    </style:style>
    <style:style style:name="T16" style:family="text">
      <style:text-properties officeooo:rsid="0015fb1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Лаб<text:span text:style-name="T3">ораторная работа</text:span> 1</text:p>
      <text:p text:style-name="P3">ФИО</text:p>
      <text:p text:style-name="P7">Михайлов Даниил Дмитриевич (6111-100503<text:span text:style-name="T1">D)</text:span></text:p>
      <text:p text:style-name="P1"><text:span text:style-name="T10">Мальгин Дмитрий Станиславович (6111-100503</text:span><text:span text:style-name="T11">D)</text:span></text:p>
      <text:p text:style-name="P5">Topic</text:p>
      <text:p text:style-name="P9">Privacy Preserving Data Mining; Secure Multi-Party Computation; Homomorphic Encryption</text:p>
      <text:p text:style-name="P6">Описание предметной области</text:p>
      <text:p text:style-name="P8"><text:span text:style-name="T2">Privacy Preserving Data Mining —</text:span><text:span text:style-name="T3"> это </text:span><text:span text:style-name="T2">методология, которая позволяет анализировать данные, не раскрывая конфиденциальную информацию. Secure Multi-Party Computation —</text:span><text:span text:style-name="T3"> это </text:span><text:span text:style-name="T2">подход, позволяющий нескольким участникам выполнять вычисления над своими данными, не раскрывая их друг другу. Homomorphic Encryption - это метод шифрования, который позволяет выполнять операции над зашифрованными данными без их расшифровки. Эти методы в совокупности обеспечивают защиту конфиденциальности данных при их анализе и обработке. В сфере информационной безопасности эти технологии играют ключевую роль в защите информации.</text:span></text:p>
      <text:p text:style-name="P4">Недостаток (Gap)</text:p>
      <text:p text:style-name="P11">В большинстве статей описыва<text:span text:style-name="T14">ю</text:span>тся <text:span text:style-name="T14">разные алгоритмы</text:span> гомоморфно<text:span text:style-name="T15">го</text:span> шифровани<text:span text:style-name="T15">я</text:span>, и его недостаток состоит в том, что при больших <text:span text:style-name="T13">объ</text:span><text:span text:style-name="T16">ё</text:span><text:span text:style-name="T13">мах данных</text:span> он<text:span text:style-name="T16">и</text:span> теря<text:span text:style-name="T16">ю</text:span>т свою эффективность и требу<text:span text:style-name="T16">ю</text:span>т большое количество вычислительных мощностей.</text:p>
      <text:p text:style-name="P4">Идея</text:p>
      <text:p text:style-name="P11">Разработать <text:span text:style-name="T13">универсальный алгоритм </text:span>гибридн<text:span text:style-name="T13">ого</text:span> гомоморфно<text:span text:style-name="T13">го</text:span> шифровани<text:span text:style-name="T13">я</text:span>, котор<text:span text:style-name="T13">ый</text:span> может работать с <text:span text:style-name="T13">любыми типами данных</text:span> при этом не требуя большого количества вычислительных мощностей. <text:span text:style-name="T13">Мы можем совместить гомоморфное шифрование и его гибриды в один алгоритм, чтобы сделать его универсальным.</text:span></text:p>
      <text:p text:style-name="P4">Краткий текст обзора</text:p>
      <text:p text:style-name="P13"><text:span text:style-name="T5">В </text:span><text:span text:style-name="T4">наше время одной из главных проблем информационной безопасности является сохранение конфиденциальности при анализе данных и работой с ними.</text:span></text:p>
      <text:p text:style-name="Standard"><text:span text:style-name="T6">В представленных статьях</text:span><text:reference-mark-start text:name="ZOTERO_ITEM CSL_CITATION {&quot;citationID&quot;:&quot;1bv7M2JL&quot;,&quot;properties&quot;:{&quot;formattedCitation&quot;:&quot;[1], [2], [3], [4], [5], [6]&quot;,&quot;plainCitation&quot;:&quot;[1], [2], [3], [4], [5], [6]&quot;,&quot;noteIndex&quot;:0},&quot;citationItems&quot;:[{&quot;id&quot;:233,&quot;uris&quot;:[&quot;http://zotero.org/users/13912778/items/MTUDHL9R&quot;],&quot;itemData&quot;:{&quot;id&quot;:233,&quot;type&quot;:&quot;book&quot;,&quot;abstract&quot;:&quot;Cloud computing refers to an information technology infrastructure where data and software are stored and processed in a remote data center, accessible as a service through the Internet. Typical data centers within these fields are large, complex and often noisy. Further-more, privacy preserving data mining is an important challenge. It is required to protect the confidentiality of data sources during the extraction of frequent closed patterns. In fact, no site should be able to learn contents of a transaction at any other site. The work carried out in this paper deals with this problem. In this context, we suggest an approach that combines the extraction of frequent closed patterns in a distributed environment such as the cloud. We aim at maintaining the privacy of the sites during the data mining task in a cloud environment based on homomorphic encryption. The Simulation results and performance analysis show that our mechanism requires less communication and computation overheads. It can effectively preserve data privacy, check data integrity, and ensures high data transmission efficiency.&quot;,&quot;event-place&quot;:&quot;University of Tunis El Manar&quot;,&quot;ISBN&quot;:&quot;978-3-319-65929-9&quot;,&quot;note&quot;:&quot;page: 413\nDOI: 10.1007/978-3-319-65930-5_32&quot;,&quot;number-of-pages&quot;:&quot;397&quot;,&quot;publisher&quot;:&quot;Springer International Publishing AG&quot;,&quot;publisher-place&quot;:&quot;University of Tunis El Manar&quot;,&quot;source&quot;:&quot;ResearchGate&quot;,&quot;title&quot;:&quot;Using Homomorphic Encryption to Compute Privacy Preserving Data Mining in a Cloud Computing Environment&quot;,&quot;author&quot;:[{&quot;family&quot;:&quot;Hammami&quot;,&quot;given&quot;:&quot;Hamza&quot;},{&quot;family&quot;:&quot;Brahmi&quot;,&quot;given&quot;:&quot;Hanen&quot;},{&quot;family&quot;:&quot;Brahmi&quot;,&quot;given&quot;:&quot;Imen&quot;},{&quot;family&quot;:&quot;Ben Yahia&quot;,&quot;given&quot;:&quot;Sadok&quot;}],&quot;issued&quot;:{&quot;date-parts&quot;:[[&quot;2017&quot;]]}},&quot;label&quot;:&quot;page&quot;},{&quot;id&quot;:243,&quot;uris&quot;:[&quot;http://zotero.org/users/13912778/items/VB3M7P94&quot;],&quot;itemData&quot;:{&quot;id&quot;:243,&quot;type&quot;:&quot;article&quot;,&quot;abstract&quot;:&quot;Due to the rising privacy demand in data mining, Homomorphic Encryption (HE) is receiving more and more attention recently for its capability to do computations over the encrypted field. By using the HE technique, it is possible to securely outsource model learning to the not fully trustful but powerful public cloud computing environments. However, HE-based training scales badly because of the high computation complexity. It is still an open problem whether it is possible to apply HE to large-scale problems. In this paper, we propose a novel general distributed HE-based data mining framework towards one step of solving the scaling problem. The main idea of our approach is to use the slightly more communication overhead in exchange of shallower computational circuit in HE, so as to reduce the overall complexity. We verify the efficiency and effectiveness of our new framework by testing over various data mining algorithms and benchmark data-sets. For example, we successfully train a logistic regression model to recognize the digit 3 and 8 within around 5 minutes, while a centralized counterpart needs almost 2 hours.&quot;,&quot;note&quot;:&quot;issue: arXiv:2006.10091\nissue: arXiv:2006.10091\narXiv:2006.10091 [cs]&quot;,&quot;number&quot;:&quot;arXiv:2006.10091&quot;,&quot;publisher&quot;:&quot;arXiv&quot;,&quot;source&quot;:&quot;arXiv.org&quot;,&quot;title&quot;:&quot;Faster Secure Data Mining via Distributed Homomorphic Encryption&quot;,&quot;URL&quot;:&quot;http://arxiv.org/abs/2006.10091&quot;,&quot;author&quot;:[{&quot;family&quot;:&quot;Li&quot;,&quot;given&quot;:&quot;Junyi&quot;},{&quot;family&quot;:&quot;Huang&quot;,&quot;given&quot;:&quot;Heng&quot;}],&quot;accessed&quot;:{&quot;date-parts&quot;:[[&quot;2024&quot;,3,20]]},&quot;issued&quot;:{&quot;date-parts&quot;:[[&quot;2020&quot;]]}},&quot;label&quot;:&quot;page&quot;},{&quot;id&quot;:247,&quot;uris&quot;:[&quot;http://zotero.org/users/13912778/items/MVNSLUSQ&quot;],&quot;itemData&quot;:{&quot;id&quot;:247,&quot;type&quot;:&quot;article-journal&quot;,&quot;abstract&quot;:&quot;Privacy preservation in a distributed environment is a challenging task as it requires efﬁcient control strategies for authentication and integrity preservation of various users and applications. In a distributed environment, most of the data items are distributed among various parties which may be located across different geographical locations. In the literature, most of the techniques proposed for privacy preserving consider only two parties collaboration for data items sharing using data perturbation and homomorphic encryption technique. Since data perturbation is less accurate and homomorphic encryption incurs high computation cost, so to ﬁll these gaps, this paper proposes a Cloud-based Multi-party Privacy Preserving Classiﬁcation Scheme (ClaMPP), which uses Naive Bayesian Classiﬁer using multi-party random masking and polynomial aggregation technique for privacy preservation among different parties. The proposed ClaMPP scheme consists of four protocols which are described as follows. Protocols I and II are used to calculate conditional probabilities between the item vectors in a secure manner by using Privacy Preserving Conditional Probability Protocol. In the protocol III, the prior probabilities between the item vectors are computed by using additive property of Paillier homomorphic encryption technique. The naive Bayesian classiﬁcation model constructed from the calculated values from protocols I, II and III is used in protocol IV to generate the predictions for items based on user’s interest. Three datasets MovieLens100K, MovieLens20M and Jester are used in ClaMPP to analyse the privacy, accuracy and overhead costs incurred. It has been experimentally demonstrated that the proposed scheme is secure, and the privacy preservation does not affect the accuracy of the prediction. Comparative analysis of ClaMPP has been done with other related schemes based on off-line model computation cost. It has been demonstrated from the results obtained that computation cost decreases signiﬁcantly in comparison with the other state-of-art techniques.&quot;,&quot;container-title&quot;:&quot;The Journal of Supercomputing&quot;,&quot;DOI&quot;:&quot;10.1007/s11227-018-2691-0&quot;,&quot;ISSN&quot;:&quot;0920-8542, 1573-0484&quot;,&quot;issue&quot;:&quot;6&quot;,&quot;journalAbbreviation&quot;:&quot;J Supercomput&quot;,&quot;language&quot;:&quot;en&quot;,&quot;note&quot;:&quot;number: 6&quot;,&quot;page&quot;:&quot;3046-3075&quot;,&quot;source&quot;:&quot;DOI.org (Crossref)&quot;,&quot;title&quot;:&quot;ClaMPP: a cloud-based multi-party privacy preserving classification scheme for distributed applications&quot;,&quot;title-short&quot;:&quot;ClaMPP&quot;,&quot;volume&quot;:&quot;75&quot;,&quot;author&quot;:[{&quot;family&quot;:&quot;Kaur&quot;,&quot;given&quot;:&quot;Harmanjeet&quot;},{&quot;family&quot;:&quot;Kumar&quot;,&quot;given&quot;:&quot;Neeraj&quot;},{&quot;family&quot;:&quot;Batra&quot;,&quot;given&quot;:&quot;Shalini&quot;}],&quot;issued&quot;:{&quot;date-parts&quot;:[[&quot;2019&quot;]]}},&quot;label&quot;:&quot;page&quot;},{&quot;id&quot;:215,&quot;uris&quot;:[&quot;http://zotero.org/users/13912778/items/A492F5SY&quot;],&quot;itemData&quot;:{&quot;id&quot;:215,&quot;type&quot;:&quot;article-journal&quot;,&quot;container-title&quot;:&quot;Journal on Information Security&quot;,&quot;DOI&quot;:&quot;10.1155/2007/13801&quot;,&quot;ISSN&quot;:&quot;1687-4161, 1687-417X&quot;,&quot;journalAbbreviation&quot;:&quot;EURASIP&quot;,&quot;language&quot;:&quot;en&quot;,&quot;page&quot;:&quot;1-10&quot;,&quot;source&quot;:&quot;DOI.org (Crossref)&quot;,&quot;title&quot;:&quot;A Survey of Homomorphic Encryption for Nonspecialists&quot;,&quot;volume&quot;:&quot;2007&quot;,&quot;author&quot;:[{&quot;family&quot;:&quot;Fontaine&quot;,&quot;given&quot;:&quot;Caroline&quot;},{&quot;family&quot;:&quot;Galand&quot;,&quot;given&quot;:&quot;Fabien&quot;}],&quot;issued&quot;:{&quot;date-parts&quot;:[[&quot;2007&quot;]]}},&quot;label&quot;:&quot;page&quot;},{&quot;id&quot;:237,&quot;uris&quot;:[&quot;http://zotero.org/users/13912778/items/VNFJEVDL&quot;],&quot;itemData&quot;:{&quot;id&quot;:237,&quot;type&quot;:&quot;article-journal&quot;,&quot;abstract&quot;:&quot;The problem of privacy-preserving data mining has become more important in recent years because of the increasing ability to store personal data about users, and the increasing sophistication of data mining algorithm to leverage this information. This paper is aimed at developing a protocol that will address the issue of privacy in data mining tasks in two party scenarios. We have proposed a framework that uses the homomorphic encryption to add security so that any data mining technique does not lose its valuable data. With the aid of this approach, confidentiality at both parties end is achieved. This model gives valid data mining results for analysis purpose but the actual or true data is not revealed. We discussed implementation evaluation based on metrics proposed by [1], for the framework and algorithm proposed. Tools used include PHP programming language for simulation, MYSQL for database and Visual Paradigm for the modeling analysis. Secondary sources such as academic literature and technical literature from the internet were studied for further classification of processes and techniques.&quot;,&quot;container-title&quot;:&quot;International Journal of Innovative Science&quot;,&quot;issue&quot;:&quot;11&quot;,&quot;journalAbbreviation&quot;:&quot;IJISET&quot;,&quot;language&quot;:&quot;en&quot;,&quot;note&quot;:&quot;number: 11&quot;,&quot;page&quot;:&quot;2348 – 7968&quot;,&quot;source&quot;:&quot;Zotero&quot;,&quot;title&quot;:&quot;A Homomorphic Encryption Approach to Implementing Two- Party Privacy Preserving Data Mining&quot;,&quot;volume&quot;:&quot;3&quot;,&quot;author&quot;:[{&quot;family&quot;:&quot;Oyerinde&quot;,&quot;given&quot;:&quot;Dantala O&quot;},{&quot;family&quot;:&quot;Dunka&quot;,&quot;given&quot;:&quot;Bakwa D&quot;},{&quot;family&quot;:&quot;Douglas&quot;,&quot;given&quot;:&quot;Akese C&quot;}],&quot;issued&quot;:{&quot;date-parts&quot;:[[&quot;2016&quot;]]}},&quot;label&quot;:&quot;page&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label&quot;:&quot;page&quot;}],&quot;schema&quot;:&quot;https://github.com/citation-style-language/schema/raw/master/csl-citation.json&quot;} RNDc8YdVLsczl"/><text:span text:style-name="T6">[1]—[6]</text:span><text:reference-mark-end text:name="ZOTERO_ITEM CSL_CITATION {&quot;citationID&quot;:&quot;1bv7M2JL&quot;,&quot;properties&quot;:{&quot;formattedCitation&quot;:&quot;[1], [2], [3], [4], [5], [6]&quot;,&quot;plainCitation&quot;:&quot;[1], [2], [3], [4], [5], [6]&quot;,&quot;noteIndex&quot;:0},&quot;citationItems&quot;:[{&quot;id&quot;:233,&quot;uris&quot;:[&quot;http://zotero.org/users/13912778/items/MTUDHL9R&quot;],&quot;itemData&quot;:{&quot;id&quot;:233,&quot;type&quot;:&quot;book&quot;,&quot;abstract&quot;:&quot;Cloud computing refers to an information technology infrastructure where data and software are stored and processed in a remote data center, accessible as a service through the Internet. Typical data centers within these fields are large, complex and often noisy. Further-more, privacy preserving data mining is an important challenge. It is required to protect the confidentiality of data sources during the extraction of frequent closed patterns. In fact, no site should be able to learn contents of a transaction at any other site. The work carried out in this paper deals with this problem. In this context, we suggest an approach that combines the extraction of frequent closed patterns in a distributed environment such as the cloud. We aim at maintaining the privacy of the sites during the data mining task in a cloud environment based on homomorphic encryption. The Simulation results and performance analysis show that our mechanism requires less communication and computation overheads. It can effectively preserve data privacy, check data integrity, and ensures high data transmission efficiency.&quot;,&quot;event-place&quot;:&quot;University of Tunis El Manar&quot;,&quot;ISBN&quot;:&quot;978-3-319-65929-9&quot;,&quot;note&quot;:&quot;page: 413\nDOI: 10.1007/978-3-319-65930-5_32&quot;,&quot;number-of-pages&quot;:&quot;397&quot;,&quot;publisher&quot;:&quot;Springer International Publishing AG&quot;,&quot;publisher-place&quot;:&quot;University of Tunis El Manar&quot;,&quot;source&quot;:&quot;ResearchGate&quot;,&quot;title&quot;:&quot;Using Homomorphic Encryption to Compute Privacy Preserving Data Mining in a Cloud Computing Environment&quot;,&quot;author&quot;:[{&quot;family&quot;:&quot;Hammami&quot;,&quot;given&quot;:&quot;Hamza&quot;},{&quot;family&quot;:&quot;Brahmi&quot;,&quot;given&quot;:&quot;Hanen&quot;},{&quot;family&quot;:&quot;Brahmi&quot;,&quot;given&quot;:&quot;Imen&quot;},{&quot;family&quot;:&quot;Ben Yahia&quot;,&quot;given&quot;:&quot;Sadok&quot;}],&quot;issued&quot;:{&quot;date-parts&quot;:[[&quot;2017&quot;]]}},&quot;label&quot;:&quot;page&quot;},{&quot;id&quot;:243,&quot;uris&quot;:[&quot;http://zotero.org/users/13912778/items/VB3M7P94&quot;],&quot;itemData&quot;:{&quot;id&quot;:243,&quot;type&quot;:&quot;article&quot;,&quot;abstract&quot;:&quot;Due to the rising privacy demand in data mining, Homomorphic Encryption (HE) is receiving more and more attention recently for its capability to do computations over the encrypted field. By using the HE technique, it is possible to securely outsource model learning to the not fully trustful but powerful public cloud computing environments. However, HE-based training scales badly because of the high computation complexity. It is still an open problem whether it is possible to apply HE to large-scale problems. In this paper, we propose a novel general distributed HE-based data mining framework towards one step of solving the scaling problem. The main idea of our approach is to use the slightly more communication overhead in exchange of shallower computational circuit in HE, so as to reduce the overall complexity. We verify the efficiency and effectiveness of our new framework by testing over various data mining algorithms and benchmark data-sets. For example, we successfully train a logistic regression model to recognize the digit 3 and 8 within around 5 minutes, while a centralized counterpart needs almost 2 hours.&quot;,&quot;note&quot;:&quot;issue: arXiv:2006.10091\nissue: arXiv:2006.10091\narXiv:2006.10091 [cs]&quot;,&quot;number&quot;:&quot;arXiv:2006.10091&quot;,&quot;publisher&quot;:&quot;arXiv&quot;,&quot;source&quot;:&quot;arXiv.org&quot;,&quot;title&quot;:&quot;Faster Secure Data Mining via Distributed Homomorphic Encryption&quot;,&quot;URL&quot;:&quot;http://arxiv.org/abs/2006.10091&quot;,&quot;author&quot;:[{&quot;family&quot;:&quot;Li&quot;,&quot;given&quot;:&quot;Junyi&quot;},{&quot;family&quot;:&quot;Huang&quot;,&quot;given&quot;:&quot;Heng&quot;}],&quot;accessed&quot;:{&quot;date-parts&quot;:[[&quot;2024&quot;,3,20]]},&quot;issued&quot;:{&quot;date-parts&quot;:[[&quot;2020&quot;]]}},&quot;label&quot;:&quot;page&quot;},{&quot;id&quot;:247,&quot;uris&quot;:[&quot;http://zotero.org/users/13912778/items/MVNSLUSQ&quot;],&quot;itemData&quot;:{&quot;id&quot;:247,&quot;type&quot;:&quot;article-journal&quot;,&quot;abstract&quot;:&quot;Privacy preservation in a distributed environment is a challenging task as it requires efﬁcient control strategies for authentication and integrity preservation of various users and applications. In a distributed environment, most of the data items are distributed among various parties which may be located across different geographical locations. In the literature, most of the techniques proposed for privacy preserving consider only two parties collaboration for data items sharing using data perturbation and homomorphic encryption technique. Since data perturbation is less accurate and homomorphic encryption incurs high computation cost, so to ﬁll these gaps, this paper proposes a Cloud-based Multi-party Privacy Preserving Classiﬁcation Scheme (ClaMPP), which uses Naive Bayesian Classiﬁer using multi-party random masking and polynomial aggregation technique for privacy preservation among different parties. The proposed ClaMPP scheme consists of four protocols which are described as follows. Protocols I and II are used to calculate conditional probabilities between the item vectors in a secure manner by using Privacy Preserving Conditional Probability Protocol. In the protocol III, the prior probabilities between the item vectors are computed by using additive property of Paillier homomorphic encryption technique. The naive Bayesian classiﬁcation model constructed from the calculated values from protocols I, II and III is used in protocol IV to generate the predictions for items based on user’s interest. Three datasets MovieLens100K, MovieLens20M and Jester are used in ClaMPP to analyse the privacy, accuracy and overhead costs incurred. It has been experimentally demonstrated that the proposed scheme is secure, and the privacy preservation does not affect the accuracy of the prediction. Comparative analysis of ClaMPP has been done with other related schemes based on off-line model computation cost. It has been demonstrated from the results obtained that computation cost decreases signiﬁcantly in comparison with the other state-of-art techniques.&quot;,&quot;container-title&quot;:&quot;The Journal of Supercomputing&quot;,&quot;DOI&quot;:&quot;10.1007/s11227-018-2691-0&quot;,&quot;ISSN&quot;:&quot;0920-8542, 1573-0484&quot;,&quot;issue&quot;:&quot;6&quot;,&quot;journalAbbreviation&quot;:&quot;J Supercomput&quot;,&quot;language&quot;:&quot;en&quot;,&quot;note&quot;:&quot;number: 6&quot;,&quot;page&quot;:&quot;3046-3075&quot;,&quot;source&quot;:&quot;DOI.org (Crossref)&quot;,&quot;title&quot;:&quot;ClaMPP: a cloud-based multi-party privacy preserving classification scheme for distributed applications&quot;,&quot;title-short&quot;:&quot;ClaMPP&quot;,&quot;volume&quot;:&quot;75&quot;,&quot;author&quot;:[{&quot;family&quot;:&quot;Kaur&quot;,&quot;given&quot;:&quot;Harmanjeet&quot;},{&quot;family&quot;:&quot;Kumar&quot;,&quot;given&quot;:&quot;Neeraj&quot;},{&quot;family&quot;:&quot;Batra&quot;,&quot;given&quot;:&quot;Shalini&quot;}],&quot;issued&quot;:{&quot;date-parts&quot;:[[&quot;2019&quot;]]}},&quot;label&quot;:&quot;page&quot;},{&quot;id&quot;:215,&quot;uris&quot;:[&quot;http://zotero.org/users/13912778/items/A492F5SY&quot;],&quot;itemData&quot;:{&quot;id&quot;:215,&quot;type&quot;:&quot;article-journal&quot;,&quot;container-title&quot;:&quot;Journal on Information Security&quot;,&quot;DOI&quot;:&quot;10.1155/2007/13801&quot;,&quot;ISSN&quot;:&quot;1687-4161, 1687-417X&quot;,&quot;journalAbbreviation&quot;:&quot;EURASIP&quot;,&quot;language&quot;:&quot;en&quot;,&quot;page&quot;:&quot;1-10&quot;,&quot;source&quot;:&quot;DOI.org (Crossref)&quot;,&quot;title&quot;:&quot;A Survey of Homomorphic Encryption for Nonspecialists&quot;,&quot;volume&quot;:&quot;2007&quot;,&quot;author&quot;:[{&quot;family&quot;:&quot;Fontaine&quot;,&quot;given&quot;:&quot;Caroline&quot;},{&quot;family&quot;:&quot;Galand&quot;,&quot;given&quot;:&quot;Fabien&quot;}],&quot;issued&quot;:{&quot;date-parts&quot;:[[&quot;2007&quot;]]}},&quot;label&quot;:&quot;page&quot;},{&quot;id&quot;:237,&quot;uris&quot;:[&quot;http://zotero.org/users/13912778/items/VNFJEVDL&quot;],&quot;itemData&quot;:{&quot;id&quot;:237,&quot;type&quot;:&quot;article-journal&quot;,&quot;abstract&quot;:&quot;The problem of privacy-preserving data mining has become more important in recent years because of the increasing ability to store personal data about users, and the increasing sophistication of data mining algorithm to leverage this information. This paper is aimed at developing a protocol that will address the issue of privacy in data mining tasks in two party scenarios. We have proposed a framework that uses the homomorphic encryption to add security so that any data mining technique does not lose its valuable data. With the aid of this approach, confidentiality at both parties end is achieved. This model gives valid data mining results for analysis purpose but the actual or true data is not revealed. We discussed implementation evaluation based on metrics proposed by [1], for the framework and algorithm proposed. Tools used include PHP programming language for simulation, MYSQL for database and Visual Paradigm for the modeling analysis. Secondary sources such as academic literature and technical literature from the internet were studied for further classification of processes and techniques.&quot;,&quot;container-title&quot;:&quot;International Journal of Innovative Science&quot;,&quot;issue&quot;:&quot;11&quot;,&quot;journalAbbreviation&quot;:&quot;IJISET&quot;,&quot;language&quot;:&quot;en&quot;,&quot;note&quot;:&quot;number: 11&quot;,&quot;page&quot;:&quot;2348 – 7968&quot;,&quot;source&quot;:&quot;Zotero&quot;,&quot;title&quot;:&quot;A Homomorphic Encryption Approach to Implementing Two- Party Privacy Preserving Data Mining&quot;,&quot;volume&quot;:&quot;3&quot;,&quot;author&quot;:[{&quot;family&quot;:&quot;Oyerinde&quot;,&quot;given&quot;:&quot;Dantala O&quot;},{&quot;family&quot;:&quot;Dunka&quot;,&quot;given&quot;:&quot;Bakwa D&quot;},{&quot;family&quot;:&quot;Douglas&quot;,&quot;given&quot;:&quot;Akese C&quot;}],&quot;issued&quot;:{&quot;date-parts&quot;:[[&quot;2016&quot;]]}},&quot;label&quot;:&quot;page&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label&quot;:&quot;page&quot;}],&quot;schema&quot;:&quot;https://github.com/citation-style-language/schema/raw/master/csl-citation.json&quot;} RNDc8YdVLsczl"/><text:span text:style-name="T6"> рассматриваются различные альтернативы гомоморфного шифрования, </text:span><text:span text:style-name="T7">а именно</text:span><text:span text:style-name="T9"> ClaMPP</text:span><text:reference-mark-start text:name="ZOTERO_ITEM CSL_CITATION {&quot;citationID&quot;:&quot;hZL2LmHa&quot;,&quot;properties&quot;:{&quot;formattedCitation&quot;:&quot;[3]&quot;,&quot;plainCitation&quot;:&quot;[3]&quot;,&quot;noteIndex&quot;:0},&quot;citationItems&quot;:[{&quot;id&quot;:247,&quot;uris&quot;:[&quot;http://zotero.org/users/13912778/items/MVNSLUSQ&quot;],&quot;itemData&quot;:{&quot;id&quot;:247,&quot;type&quot;:&quot;article-journal&quot;,&quot;abstract&quot;:&quot;Privacy preservation in a distributed environment is a challenging task as it requires efﬁcient control strategies for authentication and integrity preservation of various users and applications. In a distributed environment, most of the data items are distributed among various parties which may be located across different geographical locations. In the literature, most of the techniques proposed for privacy preserving consider only two parties collaboration for data items sharing using data perturbation and homomorphic encryption technique. Since data perturbation is less accurate and homomorphic encryption incurs high computation cost, so to ﬁll these gaps, this paper proposes a Cloud-based Multi-party Privacy Preserving Classiﬁcation Scheme (ClaMPP), which uses Naive Bayesian Classiﬁer using multi-party random masking and polynomial aggregation technique for privacy preservation among different parties. The proposed ClaMPP scheme consists of four protocols which are described as follows. Protocols I and II are used to calculate conditional probabilities between the item vectors in a secure manner by using Privacy Preserving Conditional Probability Protocol. In the protocol III, the prior probabilities between the item vectors are computed by using additive property of Paillier homomorphic encryption technique. The naive Bayesian classiﬁcation model constructed from the calculated values from protocols I, II and III is used in protocol IV to generate the predictions for items based on user’s interest. Three datasets MovieLens100K, MovieLens20M and Jester are used in ClaMPP to analyse the privacy, accuracy and overhead costs incurred. It has been experimentally demonstrated that the proposed scheme is secure, and the privacy preservation does not affect the accuracy of the prediction. Comparative analysis of ClaMPP has been done with other related schemes based on off-line model computation cost. It has been demonstrated from the results obtained that computation cost decreases signiﬁcantly in comparison with the other state-of-art techniques.&quot;,&quot;container-title&quot;:&quot;The Journal of Supercomputing&quot;,&quot;DOI&quot;:&quot;10.1007/s11227-018-2691-0&quot;,&quot;ISSN&quot;:&quot;0920-8542, 1573-0484&quot;,&quot;issue&quot;:&quot;6&quot;,&quot;journalAbbreviation&quot;:&quot;J Supercomput&quot;,&quot;language&quot;:&quot;en&quot;,&quot;note&quot;:&quot;number: 6&quot;,&quot;page&quot;:&quot;3046-3075&quot;,&quot;source&quot;:&quot;DOI.org (Crossref)&quot;,&quot;title&quot;:&quot;ClaMPP: a cloud-based multi-party privacy preserving classification scheme for distributed applications&quot;,&quot;title-short&quot;:&quot;ClaMPP&quot;,&quot;volume&quot;:&quot;75&quot;,&quot;author&quot;:[{&quot;family&quot;:&quot;Kaur&quot;,&quot;given&quot;:&quot;Harmanjeet&quot;},{&quot;family&quot;:&quot;Kumar&quot;,&quot;given&quot;:&quot;Neeraj&quot;},{&quot;family&quot;:&quot;Batra&quot;,&quot;given&quot;:&quot;Shalini&quot;}],&quot;issued&quot;:{&quot;date-parts&quot;:[[&quot;2019&quot;]]}}}],&quot;schema&quot;:&quot;https://github.com/citation-style-language/schema/raw/master/csl-citation.json&quot;} RNDTemJuSqPYk"/><text:span text:style-name="T9">[3]</text:span><text:reference-mark-end text:name="ZOTERO_ITEM CSL_CITATION {&quot;citationID&quot;:&quot;hZL2LmHa&quot;,&quot;properties&quot;:{&quot;formattedCitation&quot;:&quot;[3]&quot;,&quot;plainCitation&quot;:&quot;[3]&quot;,&quot;noteIndex&quot;:0},&quot;citationItems&quot;:[{&quot;id&quot;:247,&quot;uris&quot;:[&quot;http://zotero.org/users/13912778/items/MVNSLUSQ&quot;],&quot;itemData&quot;:{&quot;id&quot;:247,&quot;type&quot;:&quot;article-journal&quot;,&quot;abstract&quot;:&quot;Privacy preservation in a distributed environment is a challenging task as it requires efﬁcient control strategies for authentication and integrity preservation of various users and applications. In a distributed environment, most of the data items are distributed among various parties which may be located across different geographical locations. In the literature, most of the techniques proposed for privacy preserving consider only two parties collaboration for data items sharing using data perturbation and homomorphic encryption technique. Since data perturbation is less accurate and homomorphic encryption incurs high computation cost, so to ﬁll these gaps, this paper proposes a Cloud-based Multi-party Privacy Preserving Classiﬁcation Scheme (ClaMPP), which uses Naive Bayesian Classiﬁer using multi-party random masking and polynomial aggregation technique for privacy preservation among different parties. The proposed ClaMPP scheme consists of four protocols which are described as follows. Protocols I and II are used to calculate conditional probabilities between the item vectors in a secure manner by using Privacy Preserving Conditional Probability Protocol. In the protocol III, the prior probabilities between the item vectors are computed by using additive property of Paillier homomorphic encryption technique. The naive Bayesian classiﬁcation model constructed from the calculated values from protocols I, II and III is used in protocol IV to generate the predictions for items based on user’s interest. Three datasets MovieLens100K, MovieLens20M and Jester are used in ClaMPP to analyse the privacy, accuracy and overhead costs incurred. It has been experimentally demonstrated that the proposed scheme is secure, and the privacy preservation does not affect the accuracy of the prediction. Comparative analysis of ClaMPP has been done with other related schemes based on off-line model computation cost. It has been demonstrated from the results obtained that computation cost decreases signiﬁcantly in comparison with the other state-of-art techniques.&quot;,&quot;container-title&quot;:&quot;The Journal of Supercomputing&quot;,&quot;DOI&quot;:&quot;10.1007/s11227-018-2691-0&quot;,&quot;ISSN&quot;:&quot;0920-8542, 1573-0484&quot;,&quot;issue&quot;:&quot;6&quot;,&quot;journalAbbreviation&quot;:&quot;J Supercomput&quot;,&quot;language&quot;:&quot;en&quot;,&quot;note&quot;:&quot;number: 6&quot;,&quot;page&quot;:&quot;3046-3075&quot;,&quot;source&quot;:&quot;DOI.org (Crossref)&quot;,&quot;title&quot;:&quot;ClaMPP: a cloud-based multi-party privacy preserving classification scheme for distributed applications&quot;,&quot;title-short&quot;:&quot;ClaMPP&quot;,&quot;volume&quot;:&quot;75&quot;,&quot;author&quot;:[{&quot;family&quot;:&quot;Kaur&quot;,&quot;given&quot;:&quot;Harmanjeet&quot;},{&quot;family&quot;:&quot;Kumar&quot;,&quot;given&quot;:&quot;Neeraj&quot;},{&quot;family&quot;:&quot;Batra&quot;,&quot;given&quot;:&quot;Shalini&quot;}],&quot;issued&quot;:{&quot;date-parts&quot;:[[&quot;2019&quot;]]}}}],&quot;schema&quot;:&quot;https://github.com/citation-style-language/schema/raw/master/csl-citation.json&quot;} RNDTemJuSqPYk"/><text:span text:style-name="T9">, DHE</text:span><text:reference-mark-start text:name="ZOTERO_ITEM CSL_CITATION {&quot;citationID&quot;:&quot;TAk0a11T&quot;,&quot;properties&quot;:{&quot;formattedCitation&quot;:&quot;[2]&quot;,&quot;plainCitation&quot;:&quot;[2]&quot;,&quot;noteIndex&quot;:0},&quot;citationItems&quot;:[{&quot;id&quot;:243,&quot;uris&quot;:[&quot;http://zotero.org/users/13912778/items/VB3M7P94&quot;],&quot;itemData&quot;:{&quot;id&quot;:243,&quot;type&quot;:&quot;article&quot;,&quot;abstract&quot;:&quot;Due to the rising privacy demand in data mining, Homomorphic Encryption (HE) is receiving more and more attention recently for its capability to do computations over the encrypted field. By using the HE technique, it is possible to securely outsource model learning to the not fully trustful but powerful public cloud computing environments. However, HE-based training scales badly because of the high computation complexity. It is still an open problem whether it is possible to apply HE to large-scale problems. In this paper, we propose a novel general distributed HE-based data mining framework towards one step of solving the scaling problem. The main idea of our approach is to use the slightly more communication overhead in exchange of shallower computational circuit in HE, so as to reduce the overall complexity. We verify the efficiency and effectiveness of our new framework by testing over various data mining algorithms and benchmark data-sets. For example, we successfully train a logistic regression model to recognize the digit 3 and 8 within around 5 minutes, while a centralized counterpart needs almost 2 hours.&quot;,&quot;note&quot;:&quot;issue: arXiv:2006.10091\nissue: arXiv:2006.10091\narXiv:2006.10091 [cs]&quot;,&quot;number&quot;:&quot;arXiv:2006.10091&quot;,&quot;publisher&quot;:&quot;arXiv&quot;,&quot;source&quot;:&quot;arXiv.org&quot;,&quot;title&quot;:&quot;Faster Secure Data Mining via Distributed Homomorphic Encryption&quot;,&quot;URL&quot;:&quot;http://arxiv.org/abs/2006.10091&quot;,&quot;author&quot;:[{&quot;family&quot;:&quot;Li&quot;,&quot;given&quot;:&quot;Junyi&quot;},{&quot;family&quot;:&quot;Huang&quot;,&quot;given&quot;:&quot;Heng&quot;}],&quot;accessed&quot;:{&quot;date-parts&quot;:[[&quot;2024&quot;,3,20]]},&quot;issued&quot;:{&quot;date-parts&quot;:[[&quot;2020&quot;]]}}}],&quot;schema&quot;:&quot;https://github.com/citation-style-language/schema/raw/master/csl-citation.json&quot;} RNDEbEtAqJDFB"/>[2]<text:reference-mark-end text:name="ZOTERO_ITEM CSL_CITATION {&quot;citationID&quot;:&quot;TAk0a11T&quot;,&quot;properties&quot;:{&quot;formattedCitation&quot;:&quot;[2]&quot;,&quot;plainCitation&quot;:&quot;[2]&quot;,&quot;noteIndex&quot;:0},&quot;citationItems&quot;:[{&quot;id&quot;:243,&quot;uris&quot;:[&quot;http://zotero.org/users/13912778/items/VB3M7P94&quot;],&quot;itemData&quot;:{&quot;id&quot;:243,&quot;type&quot;:&quot;article&quot;,&quot;abstract&quot;:&quot;Due to the rising privacy demand in data mining, Homomorphic Encryption (HE) is receiving more and more attention recently for its capability to do computations over the encrypted field. By using the HE technique, it is possible to securely outsource model learning to the not fully trustful but powerful public cloud computing environments. However, HE-based training scales badly because of the high computation complexity. It is still an open problem whether it is possible to apply HE to large-scale problems. In this paper, we propose a novel general distributed HE-based data mining framework towards one step of solving the scaling problem. The main idea of our approach is to use the slightly more communication overhead in exchange of shallower computational circuit in HE, so as to reduce the overall complexity. We verify the efficiency and effectiveness of our new framework by testing over various data mining algorithms and benchmark data-sets. For example, we successfully train a logistic regression model to recognize the digit 3 and 8 within around 5 minutes, while a centralized counterpart needs almost 2 hours.&quot;,&quot;note&quot;:&quot;issue: arXiv:2006.10091\nissue: arXiv:2006.10091\narXiv:2006.10091 [cs]&quot;,&quot;number&quot;:&quot;arXiv:2006.10091&quot;,&quot;publisher&quot;:&quot;arXiv&quot;,&quot;source&quot;:&quot;arXiv.org&quot;,&quot;title&quot;:&quot;Faster Secure Data Mining via Distributed Homomorphic Encryption&quot;,&quot;URL&quot;:&quot;http://arxiv.org/abs/2006.10091&quot;,&quot;author&quot;:[{&quot;family&quot;:&quot;Li&quot;,&quot;given&quot;:&quot;Junyi&quot;},{&quot;family&quot;:&quot;Huang&quot;,&quot;given&quot;:&quot;Heng&quot;}],&quot;accessed&quot;:{&quot;date-parts&quot;:[[&quot;2024&quot;,3,20]]},&quot;issued&quot;:{&quot;date-parts&quot;:[[&quot;2020&quot;]]}}}],&quot;schema&quot;:&quot;https://github.com/citation-style-language/schema/raw/master/csl-citation.json&quot;} RNDEbEtAqJDFB"/><text:span text:style-name="T6">, </text:span><text:span text:style-name="T9">SMPC</text:span><text:reference-mark-start text:name="ZOTERO_ITEM CSL_CITATION {&quot;citationID&quot;:&quot;kUF9dzmO&quot;,&quot;properties&quot;:{&quot;formattedCitation&quot;:&quot;[6]&quot;,&quot;plainCitation&quot;:&quot;[6]&quot;,&quot;noteIndex&quot;:0},&quot;citationItems&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schema&quot;:&quot;https://github.com/citation-style-language/schema/raw/master/csl-citation.json&quot;} RNDV79qcyq9cX"/><text:span text:style-name="T9">[6]</text:span><text:reference-mark-end text:name="ZOTERO_ITEM CSL_CITATION {&quot;citationID&quot;:&quot;kUF9dzmO&quot;,&quot;properties&quot;:{&quot;formattedCitation&quot;:&quot;[6]&quot;,&quot;plainCitation&quot;:&quot;[6]&quot;,&quot;noteIndex&quot;:0},&quot;citationItems&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schema&quot;:&quot;https://github.com/citation-style-language/schema/raw/master/csl-citation.json&quot;} RNDV79qcyq9cX"/><text:span text:style-name="T9">, </text:span><text:span text:style-name="T7">к</text:span><text:span text:style-name="T6">аждое из которых имеет свои плюсы и минусы. Большинство из них применяются в совместных вычислениях</text:span><text:reference-mark-start text:name="ZOTERO_ITEM CSL_CITATION {&quot;citationID&quot;:&quot;atf4azoL&quot;,&quot;properties&quot;:{&quot;formattedCitation&quot;:&quot;[3], [6], [7], [8], [9], [10]&quot;,&quot;plainCitation&quot;:&quot;[3], [6], [7], [8], [9], [10]&quot;,&quot;noteIndex&quot;:0},&quot;citationItems&quot;:[{&quot;id&quot;:259,&quot;uris&quot;:[&quot;http://zotero.org/users/13912778/items/GLFEX362&quot;],&quot;itemData&quot;:{&quot;id&quot;:259,&quot;type&quot;:&quot;article-journal&quot;,&quot;abstract&quot;:&quot;Secure Multi-Party Computation (SMPC) is a generic cryptographic primitive that enables distributed parties to jointly compute an arbitrary functionality without revealing their own private inputs and outputs. Since Yao’s seminal work in 1982, 30 years of research on SMPC has been conducted, proceeding from pure theoretical research into real-world applications. Recently, the increasing prevalence of the newly emerging technologies such as cloud computing, mobile computing and the Internet of Thing has resulted in a re-birth of SMPC’s popularity. This has occurred mainly because, as a generic tool for computing on private data, SMPC has a natural advantage in solving security and privacy issues in these areas. Accordingly, many application-oriented SMPC protocols have been constructed. This paper presents a comprehensive survey on the theoretical and practical aspects of SMPC protocols. Specifically, we start by demonstrating the underlying concepts of SMPC, including its security requirements and basic construction techniques. Then, we present the research advances regarding construction techniques for generic SMPC protocols, and also the cutting-edge approaches to cloud-assisted SMPC protocols. Then, we summarize the concrete application-oriented protocols that are currently available, and finally, we present a discussion of the current literature and conclude this survey.&quot;,&quot;container-title&quot;:&quot;Information Sciences&quot;,&quot;DOI&quot;:&quot;10.1016/j.ins.2018.10.024&quot;,&quot;ISSN&quot;:&quot;0020-0255&quot;,&quot;journalAbbreviation&quot;:&quot;Information Sciences&quot;,&quot;page&quot;:&quot;357-372&quot;,&quot;source&quot;:&quot;ScienceDirect&quot;,&quot;title&quot;:&quot;Secure Multi-Party Computation: Theory, practice and applications&quot;,&quot;title-short&quot;:&quot;Secure Multi-Party Computation&quot;,&quot;volume&quot;:&quot;476&quot;,&quot;author&quot;:[{&quot;family&quot;:&quot;Zhao&quot;,&quot;given&quot;:&quot;Chuan&quot;},{&quot;family&quot;:&quot;Zhao&quot;,&quot;given&quot;:&quot;Shengnan&quot;},{&quot;family&quot;:&quot;Zhao&quot;,&quot;given&quot;:&quot;Minghao&quot;},{&quot;family&quot;:&quot;Chen&quot;,&quot;given&quot;:&quot;Zhenxiang&quot;},{&quot;family&quot;:&quot;Gao&quot;,&quot;given&quot;:&quot;Chong-Zhi&quot;},{&quot;family&quot;:&quot;Li&quot;,&quot;given&quot;:&quot;Hongwei&quot;},{&quot;family&quot;:&quot;Tan&quot;,&quot;given&quot;:&quot;Yu-an&quot;}],&quot;issued&quot;:{&quot;date-parts&quot;:[[&quot;2019&quot;]]}},&quot;label&quot;:&quot;page&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label&quot;:&quot;page&quot;},{&quot;id&quot;:240,&quot;uris&quot;:[&quot;http://zotero.org/users/13912778/items/NVMMBJ8B&quot;],&quot;itemData&quot;:{&quot;id&quot;:240,&quot;type&quot;:&quot;article-journal&quot;,&quot;container-title&quot;:&quot;Journal of Signal Processing Systems&quot;,&quot;DOI&quot;:&quot;10.1007/s11265-016-1198-2&quot;,&quot;ISSN&quot;:&quot;1939-8018, 1939-8115&quot;,&quot;issue&quot;:&quot;1&quot;,&quot;journalAbbreviation&quot;:&quot;J Sign Process Syst&quot;,&quot;language&quot;:&quot;en&quot;,&quot;note&quot;:&quot;number: 1&quot;,&quot;page&quot;:&quot;51-59&quot;,&quot;source&quot;:&quot;DOI.org (Crossref)&quot;,&quot;title&quot;:&quot;Privacy-Preserving Data Communication Through Secure Multi-Party Computation in Healthcare Sensor Cloud&quot;,&quot;volume&quot;:&quot;89&quot;,&quot;author&quot;:[{&quot;family&quot;:&quot;Tso&quot;,&quot;given&quot;:&quot;Raylin&quot;},{&quot;family&quot;:&quot;Alelaiwi&quot;,&quot;given&quot;:&quot;Abdulhameed&quot;},{&quot;family&quot;:&quot;Mizanur Rahman&quot;,&quot;given&quot;:&quot;Sk Md&quot;},{&quot;family&quot;:&quot;Wu&quot;,&quot;given&quot;:&quot;Mu-En&quot;},{&quot;family&quot;:&quot;Hossain&quot;,&quot;given&quot;:&quot;M. Shamim&quot;}],&quot;issued&quot;:{&quot;date-parts&quot;:[[&quot;2017&quot;]]}},&quot;label&quot;:&quot;page&quot;},{&quot;id&quot;:250,&quot;uris&quot;:[&quot;http://zotero.org/users/13912778/items/XVLW45V6&quot;],&quot;itemData&quot;:{&quot;id&quot;:250,&quot;type&quot;:&quot;paper-conference&quot;,&quot;abstract&quot;:&quot;Classification of personal text messages has many useful applications in surveillance, e-commerce, and mental health care, to name a few. Giving applications access to personal texts can easily lead to (un)intentional privacy violations. We propose the first privacy-preserving solution for text classification that is provably secure. Our method, which is based on Secure Multiparty Computation (SMC), encompasses both feature extraction from texts, and subsequent classification with logistic regression and tree ensembles. We prove that when using our secure text classification method, the application does not learn anything about the text, and the author of the text does not learn anything about the text classification model used by the application beyond what is given by the classification result itself. We perform end-to-end experiments with an application for detecting hate speech against women and immigrants, demonstrating excellent runtime results without loss of accuracy.&quot;,&quot;container-title&quot;:&quot;Advances in Neural Information Processing Systems&quot;,&quot;event-place&quot;:&quot;School of Engineering and Technology University of Washington Tacoma Tacoma&quot;,&quot;publisher&quot;:&quot;Curran Associates, Inc.&quot;,&quot;publisher-place&quot;:&quot;School of Engineering and Technology University of Washington Tacoma Tacoma&quot;,&quot;source&quot;:&quot;Neural Information Processing Systems&quot;,&quot;title&quot;:&quot;Privacy-Preserving Classification of Personal Text Messages with Secure Multi-Party Computation&quot;,&quot;URL&quot;:&quot;https://proceedings.neurips.cc/paper_files/paper/2019/hash/a501bebf79d570651ff601788ea9d16d-Abstract.html&quot;,&quot;volume&quot;:&quot;32&quot;,&quot;author&quot;:[{&quot;family&quot;:&quot;Reich&quot;,&quot;given&quot;:&quot;Devin&quot;},{&quot;family&quot;:&quot;Todoki&quot;,&quot;given&quot;:&quot;Ariel&quot;},{&quot;family&quot;:&quot;Dowsley&quot;,&quot;given&quot;:&quot;Rafael&quot;},{&quot;family&quot;:&quot;De Cock&quot;,&quot;given&quot;:&quot;Martine&quot;},{&quot;family&quot;:&quot;nascimento&quot;,&quot;given&quot;:&quot;anderson&quot;}],&quot;accessed&quot;:{&quot;date-parts&quot;:[[&quot;2024&quot;,3,20]]},&quot;issued&quot;:{&quot;date-parts&quot;:[[&quot;2019&quot;]]}},&quot;label&quot;:&quot;page&quot;},{&quot;id&quot;:247,&quot;uris&quot;:[&quot;http://zotero.org/users/13912778/items/MVNSLUSQ&quot;],&quot;itemData&quot;:{&quot;id&quot;:247,&quot;type&quot;:&quot;article-journal&quot;,&quot;abstract&quot;:&quot;Privacy preservation in a distributed environment is a challenging task as it requires efﬁcient control strategies for authentication and integrity preservation of various users and applications. In a distributed environment, most of the data items are distributed among various parties which may be located across different geographical locations. In the literature, most of the techniques proposed for privacy preserving consider only two parties collaboration for data items sharing using data perturbation and homomorphic encryption technique. Since data perturbation is less accurate and homomorphic encryption incurs high computation cost, so to ﬁll these gaps, this paper proposes a Cloud-based Multi-party Privacy Preserving Classiﬁcation Scheme (ClaMPP), which uses Naive Bayesian Classiﬁer using multi-party random masking and polynomial aggregation technique for privacy preservation among different parties. The proposed ClaMPP scheme consists of four protocols which are described as follows. Protocols I and II are used to calculate conditional probabilities between the item vectors in a secure manner by using Privacy Preserving Conditional Probability Protocol. In the protocol III, the prior probabilities between the item vectors are computed by using additive property of Paillier homomorphic encryption technique. The naive Bayesian classiﬁcation model constructed from the calculated values from protocols I, II and III is used in protocol IV to generate the predictions for items based on user’s interest. Three datasets MovieLens100K, MovieLens20M and Jester are used in ClaMPP to analyse the privacy, accuracy and overhead costs incurred. It has been experimentally demonstrated that the proposed scheme is secure, and the privacy preservation does not affect the accuracy of the prediction. Comparative analysis of ClaMPP has been done with other related schemes based on off-line model computation cost. It has been demonstrated from the results obtained that computation cost decreases signiﬁcantly in comparison with the other state-of-art techniques.&quot;,&quot;container-title&quot;:&quot;The Journal of Supercomputing&quot;,&quot;DOI&quot;:&quot;10.1007/s11227-018-2691-0&quot;,&quot;ISSN&quot;:&quot;0920-8542, 1573-0484&quot;,&quot;issue&quot;:&quot;6&quot;,&quot;journalAbbreviation&quot;:&quot;J Supercomput&quot;,&quot;language&quot;:&quot;en&quot;,&quot;note&quot;:&quot;number: 6&quot;,&quot;page&quot;:&quot;3046-3075&quot;,&quot;source&quot;:&quot;DOI.org (Crossref)&quot;,&quot;title&quot;:&quot;ClaMPP: a cloud-based multi-party privacy preserving classification scheme for distributed applications&quot;,&quot;title-short&quot;:&quot;ClaMPP&quot;,&quot;volume&quot;:&quot;75&quot;,&quot;author&quot;:[{&quot;family&quot;:&quot;Kaur&quot;,&quot;given&quot;:&quot;Harmanjeet&quot;},{&quot;family&quot;:&quot;Kumar&quot;,&quot;given&quot;:&quot;Neeraj&quot;},{&quot;family&quot;:&quot;Batra&quot;,&quot;given&quot;:&quot;Shalini&quot;}],&quot;issued&quot;:{&quot;date-parts&quot;:[[&quot;2019&quot;]]}},&quot;label&quot;:&quot;page&quot;},{&quot;id&quot;:227,&quot;uris&quot;:[&quot;http://zotero.org/users/13912778/items/AMC86I42&quot;],&quot;itemData&quot;:{&quot;id&quot;:227,&quot;type&quot;:&quot;article-journal&quot;,&quot;abstract&quot;:&quot;Secure Multi-Party Computation (SMC) allows parties with similar background to compute results upon their private data, minimizing the threat of disclosure. The exponential increase in sensitive data that needs to be passed upon networked computers and the stupendous growth of internet has precipitated vast opportunities for cooperative computation, where parties come together to facilitate computations and draw out conclusions that are mutually beneficial; at the same time aspiring to keep their private data secure. These computations are generally required to be done between competitors, who are obviously weary of eachothers intentions. SMC caters not only to the needs of such parties but also provides plausible solutions to individual organizations for problems like privacy-preserving database query, privacy-preserving scientific computations, privacypreserving intrusion detection and privacy-preserving data mining. This paper is an extension to a previously proposed protocol Encrytpo_Random, which presented a plain sailing yet effective approach to SMC and also put forward an aptly crafted architecture, whereby such an efficient protocol, involving the parties that have come forward for jointcomputations and the third party who undertakes such computations, can be developed. Through this extended work an attempt has been made to further strengthen the existing protocol thus paving the way for a more secure multi-party computational process.&quot;,&quot;container-title&quot;:&quot;International Journal of Computer Science and Information Security&quot;,&quot;issue&quot;:&quot;1&quot;,&quot;journalAbbreviation&quot;:&quot;IJCSIS&quot;,&quot;language&quot;:&quot;en&quot;,&quot;note&quot;:&quot;number: 1&quot;,&quot;page&quot;:&quot;1-6&quot;,&quot;source&quot;:&quot;Zotero&quot;,&quot;title&quot;:&quot;A Secure Multi-Party Computation Protocol for Malicious Computation Prevention for preserving privacy during Data Mining&quot;,&quot;volume&quot;:&quot;3&quot;,&quot;author&quot;:[{&quot;family&quot;:&quot;Mishra&quot;,&quot;given&quot;:&quot;Dr Durgesh Kumar&quot;},{&quot;family&quot;:&quot;Koria&quot;,&quot;given&quot;:&quot;Neha&quot;},{&quot;family&quot;:&quot;Kapoor&quot;,&quot;given&quot;:&quot;Nikhil&quot;},{&quot;family&quot;:&quot;Bahety&quot;,&quot;given&quot;:&quot;Ravish&quot;}],&quot;issued&quot;:{&quot;date-parts&quot;:[[&quot;2009&quot;]]}},&quot;label&quot;:&quot;page&quot;}],&quot;schema&quot;:&quot;https://github.com/citation-style-language/schema/raw/master/csl-citation.json&quot;} RNDaMg0A2NLBt"/><text:span text:style-name="T6">[8]—[10]</text:span><text:reference-mark-end text:name="ZOTERO_ITEM CSL_CITATION {&quot;citationID&quot;:&quot;atf4azoL&quot;,&quot;properties&quot;:{&quot;formattedCitation&quot;:&quot;[3], [6], [7], [8], [9], [10]&quot;,&quot;plainCitation&quot;:&quot;[3], [6], [7], [8], [9], [10]&quot;,&quot;noteIndex&quot;:0},&quot;citationItems&quot;:[{&quot;id&quot;:259,&quot;uris&quot;:[&quot;http://zotero.org/users/13912778/items/GLFEX362&quot;],&quot;itemData&quot;:{&quot;id&quot;:259,&quot;type&quot;:&quot;article-journal&quot;,&quot;abstract&quot;:&quot;Secure Multi-Party Computation (SMPC) is a generic cryptographic primitive that enables distributed parties to jointly compute an arbitrary functionality without revealing their own private inputs and outputs. Since Yao’s seminal work in 1982, 30 years of research on SMPC has been conducted, proceeding from pure theoretical research into real-world applications. Recently, the increasing prevalence of the newly emerging technologies such as cloud computing, mobile computing and the Internet of Thing has resulted in a re-birth of SMPC’s popularity. This has occurred mainly because, as a generic tool for computing on private data, SMPC has a natural advantage in solving security and privacy issues in these areas. Accordingly, many application-oriented SMPC protocols have been constructed. This paper presents a comprehensive survey on the theoretical and practical aspects of SMPC protocols. Specifically, we start by demonstrating the underlying concepts of SMPC, including its security requirements and basic construction techniques. Then, we present the research advances regarding construction techniques for generic SMPC protocols, and also the cutting-edge approaches to cloud-assisted SMPC protocols. Then, we summarize the concrete application-oriented protocols that are currently available, and finally, we present a discussion of the current literature and conclude this survey.&quot;,&quot;container-title&quot;:&quot;Information Sciences&quot;,&quot;DOI&quot;:&quot;10.1016/j.ins.2018.10.024&quot;,&quot;ISSN&quot;:&quot;0020-0255&quot;,&quot;journalAbbreviation&quot;:&quot;Information Sciences&quot;,&quot;page&quot;:&quot;357-372&quot;,&quot;source&quot;:&quot;ScienceDirect&quot;,&quot;title&quot;:&quot;Secure Multi-Party Computation: Theory, practice and applications&quot;,&quot;title-short&quot;:&quot;Secure Multi-Party Computation&quot;,&quot;volume&quot;:&quot;476&quot;,&quot;author&quot;:[{&quot;family&quot;:&quot;Zhao&quot;,&quot;given&quot;:&quot;Chuan&quot;},{&quot;family&quot;:&quot;Zhao&quot;,&quot;given&quot;:&quot;Shengnan&quot;},{&quot;family&quot;:&quot;Zhao&quot;,&quot;given&quot;:&quot;Minghao&quot;},{&quot;family&quot;:&quot;Chen&quot;,&quot;given&quot;:&quot;Zhenxiang&quot;},{&quot;family&quot;:&quot;Gao&quot;,&quot;given&quot;:&quot;Chong-Zhi&quot;},{&quot;family&quot;:&quot;Li&quot;,&quot;given&quot;:&quot;Hongwei&quot;},{&quot;family&quot;:&quot;Tan&quot;,&quot;given&quot;:&quot;Yu-an&quot;}],&quot;issued&quot;:{&quot;date-parts&quot;:[[&quot;2019&quot;]]}},&quot;label&quot;:&quot;page&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label&quot;:&quot;page&quot;},{&quot;id&quot;:240,&quot;uris&quot;:[&quot;http://zotero.org/users/13912778/items/NVMMBJ8B&quot;],&quot;itemData&quot;:{&quot;id&quot;:240,&quot;type&quot;:&quot;article-journal&quot;,&quot;container-title&quot;:&quot;Journal of Signal Processing Systems&quot;,&quot;DOI&quot;:&quot;10.1007/s11265-016-1198-2&quot;,&quot;ISSN&quot;:&quot;1939-8018, 1939-8115&quot;,&quot;issue&quot;:&quot;1&quot;,&quot;journalAbbreviation&quot;:&quot;J Sign Process Syst&quot;,&quot;language&quot;:&quot;en&quot;,&quot;note&quot;:&quot;number: 1&quot;,&quot;page&quot;:&quot;51-59&quot;,&quot;source&quot;:&quot;DOI.org (Crossref)&quot;,&quot;title&quot;:&quot;Privacy-Preserving Data Communication Through Secure Multi-Party Computation in Healthcare Sensor Cloud&quot;,&quot;volume&quot;:&quot;89&quot;,&quot;author&quot;:[{&quot;family&quot;:&quot;Tso&quot;,&quot;given&quot;:&quot;Raylin&quot;},{&quot;family&quot;:&quot;Alelaiwi&quot;,&quot;given&quot;:&quot;Abdulhameed&quot;},{&quot;family&quot;:&quot;Mizanur Rahman&quot;,&quot;given&quot;:&quot;Sk Md&quot;},{&quot;family&quot;:&quot;Wu&quot;,&quot;given&quot;:&quot;Mu-En&quot;},{&quot;family&quot;:&quot;Hossain&quot;,&quot;given&quot;:&quot;M. Shamim&quot;}],&quot;issued&quot;:{&quot;date-parts&quot;:[[&quot;2017&quot;]]}},&quot;label&quot;:&quot;page&quot;},{&quot;id&quot;:250,&quot;uris&quot;:[&quot;http://zotero.org/users/13912778/items/XVLW45V6&quot;],&quot;itemData&quot;:{&quot;id&quot;:250,&quot;type&quot;:&quot;paper-conference&quot;,&quot;abstract&quot;:&quot;Classification of personal text messages has many useful applications in surveillance, e-commerce, and mental health care, to name a few. Giving applications access to personal texts can easily lead to (un)intentional privacy violations. We propose the first privacy-preserving solution for text classification that is provably secure. Our method, which is based on Secure Multiparty Computation (SMC), encompasses both feature extraction from texts, and subsequent classification with logistic regression and tree ensembles. We prove that when using our secure text classification method, the application does not learn anything about the text, and the author of the text does not learn anything about the text classification model used by the application beyond what is given by the classification result itself. We perform end-to-end experiments with an application for detecting hate speech against women and immigrants, demonstrating excellent runtime results without loss of accuracy.&quot;,&quot;container-title&quot;:&quot;Advances in Neural Information Processing Systems&quot;,&quot;event-place&quot;:&quot;School of Engineering and Technology University of Washington Tacoma Tacoma&quot;,&quot;publisher&quot;:&quot;Curran Associates, Inc.&quot;,&quot;publisher-place&quot;:&quot;School of Engineering and Technology University of Washington Tacoma Tacoma&quot;,&quot;source&quot;:&quot;Neural Information Processing Systems&quot;,&quot;title&quot;:&quot;Privacy-Preserving Classification of Personal Text Messages with Secure Multi-Party Computation&quot;,&quot;URL&quot;:&quot;https://proceedings.neurips.cc/paper_files/paper/2019/hash/a501bebf79d570651ff601788ea9d16d-Abstract.html&quot;,&quot;volume&quot;:&quot;32&quot;,&quot;author&quot;:[{&quot;family&quot;:&quot;Reich&quot;,&quot;given&quot;:&quot;Devin&quot;},{&quot;family&quot;:&quot;Todoki&quot;,&quot;given&quot;:&quot;Ariel&quot;},{&quot;family&quot;:&quot;Dowsley&quot;,&quot;given&quot;:&quot;Rafael&quot;},{&quot;family&quot;:&quot;De Cock&quot;,&quot;given&quot;:&quot;Martine&quot;},{&quot;family&quot;:&quot;nascimento&quot;,&quot;given&quot;:&quot;anderson&quot;}],&quot;accessed&quot;:{&quot;date-parts&quot;:[[&quot;2024&quot;,3,20]]},&quot;issued&quot;:{&quot;date-parts&quot;:[[&quot;2019&quot;]]}},&quot;label&quot;:&quot;page&quot;},{&quot;id&quot;:247,&quot;uris&quot;:[&quot;http://zotero.org/users/13912778/items/MVNSLUSQ&quot;],&quot;itemData&quot;:{&quot;id&quot;:247,&quot;type&quot;:&quot;article-journal&quot;,&quot;abstract&quot;:&quot;Privacy preservation in a distributed environment is a challenging task as it requires efﬁcient control strategies for authentication and integrity preservation of various users and applications. In a distributed environment, most of the data items are distributed among various parties which may be located across different geographical locations. In the literature, most of the techniques proposed for privacy preserving consider only two parties collaboration for data items sharing using data perturbation and homomorphic encryption technique. Since data perturbation is less accurate and homomorphic encryption incurs high computation cost, so to ﬁll these gaps, this paper proposes a Cloud-based Multi-party Privacy Preserving Classiﬁcation Scheme (ClaMPP), which uses Naive Bayesian Classiﬁer using multi-party random masking and polynomial aggregation technique for privacy preservation among different parties. The proposed ClaMPP scheme consists of four protocols which are described as follows. Protocols I and II are used to calculate conditional probabilities between the item vectors in a secure manner by using Privacy Preserving Conditional Probability Protocol. In the protocol III, the prior probabilities between the item vectors are computed by using additive property of Paillier homomorphic encryption technique. The naive Bayesian classiﬁcation model constructed from the calculated values from protocols I, II and III is used in protocol IV to generate the predictions for items based on user’s interest. Three datasets MovieLens100K, MovieLens20M and Jester are used in ClaMPP to analyse the privacy, accuracy and overhead costs incurred. It has been experimentally demonstrated that the proposed scheme is secure, and the privacy preservation does not affect the accuracy of the prediction. Comparative analysis of ClaMPP has been done with other related schemes based on off-line model computation cost. It has been demonstrated from the results obtained that computation cost decreases signiﬁcantly in comparison with the other state-of-art techniques.&quot;,&quot;container-title&quot;:&quot;The Journal of Supercomputing&quot;,&quot;DOI&quot;:&quot;10.1007/s11227-018-2691-0&quot;,&quot;ISSN&quot;:&quot;0920-8542, 1573-0484&quot;,&quot;issue&quot;:&quot;6&quot;,&quot;journalAbbreviation&quot;:&quot;J Supercomput&quot;,&quot;language&quot;:&quot;en&quot;,&quot;note&quot;:&quot;number: 6&quot;,&quot;page&quot;:&quot;3046-3075&quot;,&quot;source&quot;:&quot;DOI.org (Crossref)&quot;,&quot;title&quot;:&quot;ClaMPP: a cloud-based multi-party privacy preserving classification scheme for distributed applications&quot;,&quot;title-short&quot;:&quot;ClaMPP&quot;,&quot;volume&quot;:&quot;75&quot;,&quot;author&quot;:[{&quot;family&quot;:&quot;Kaur&quot;,&quot;given&quot;:&quot;Harmanjeet&quot;},{&quot;family&quot;:&quot;Kumar&quot;,&quot;given&quot;:&quot;Neeraj&quot;},{&quot;family&quot;:&quot;Batra&quot;,&quot;given&quot;:&quot;Shalini&quot;}],&quot;issued&quot;:{&quot;date-parts&quot;:[[&quot;2019&quot;]]}},&quot;label&quot;:&quot;page&quot;},{&quot;id&quot;:227,&quot;uris&quot;:[&quot;http://zotero.org/users/13912778/items/AMC86I42&quot;],&quot;itemData&quot;:{&quot;id&quot;:227,&quot;type&quot;:&quot;article-journal&quot;,&quot;abstract&quot;:&quot;Secure Multi-Party Computation (SMC) allows parties with similar background to compute results upon their private data, minimizing the threat of disclosure. The exponential increase in sensitive data that needs to be passed upon networked computers and the stupendous growth of internet has precipitated vast opportunities for cooperative computation, where parties come together to facilitate computations and draw out conclusions that are mutually beneficial; at the same time aspiring to keep their private data secure. These computations are generally required to be done between competitors, who are obviously weary of eachothers intentions. SMC caters not only to the needs of such parties but also provides plausible solutions to individual organizations for problems like privacy-preserving database query, privacy-preserving scientific computations, privacypreserving intrusion detection and privacy-preserving data mining. This paper is an extension to a previously proposed protocol Encrytpo_Random, which presented a plain sailing yet effective approach to SMC and also put forward an aptly crafted architecture, whereby such an efficient protocol, involving the parties that have come forward for jointcomputations and the third party who undertakes such computations, can be developed. Through this extended work an attempt has been made to further strengthen the existing protocol thus paving the way for a more secure multi-party computational process.&quot;,&quot;container-title&quot;:&quot;International Journal of Computer Science and Information Security&quot;,&quot;issue&quot;:&quot;1&quot;,&quot;journalAbbreviation&quot;:&quot;IJCSIS&quot;,&quot;language&quot;:&quot;en&quot;,&quot;note&quot;:&quot;number: 1&quot;,&quot;page&quot;:&quot;1-6&quot;,&quot;source&quot;:&quot;Zotero&quot;,&quot;title&quot;:&quot;A Secure Multi-Party Computation Protocol for Malicious Computation Prevention for preserving privacy during Data Mining&quot;,&quot;volume&quot;:&quot;3&quot;,&quot;author&quot;:[{&quot;family&quot;:&quot;Mishra&quot;,&quot;given&quot;:&quot;Dr Durgesh Kumar&quot;},{&quot;family&quot;:&quot;Koria&quot;,&quot;given&quot;:&quot;Neha&quot;},{&quot;family&quot;:&quot;Kapoor&quot;,&quot;given&quot;:&quot;Nikhil&quot;},{&quot;family&quot;:&quot;Bahety&quot;,&quot;given&quot;:&quot;Ravish&quot;}],&quot;issued&quot;:{&quot;date-parts&quot;:[[&quot;2009&quot;]]}},&quot;label&quot;:&quot;page&quot;}],&quot;schema&quot;:&quot;https://github.com/citation-style-language/schema/raw/master/csl-citation.json&quot;} RNDaMg0A2NLBt"/><text:span text:style-name="T6"> и в анализе данных</text:span><text:reference-mark-start text:name="ZOTERO_ITEM CSL_CITATION {&quot;citationID&quot;:&quot;VoXk3A1I&quot;,&quot;properties&quot;:{&quot;formattedCitation&quot;:&quot;[1], [2], [5], [10], [11], [12]&quot;,&quot;plainCitation&quot;:&quot;[1], [2], [5], [10], [11], [12]&quot;,&quot;noteIndex&quot;:0},&quot;citationItems&quot;:[{&quot;id&quot;:233,&quot;uris&quot;:[&quot;http://zotero.org/users/13912778/items/MTUDHL9R&quot;],&quot;itemData&quot;:{&quot;id&quot;:233,&quot;type&quot;:&quot;book&quot;,&quot;abstract&quot;:&quot;Cloud computing refers to an information technology infrastructure where data and software are stored and processed in a remote data center, accessible as a service through the Internet. Typical data centers within these fields are large, complex and often noisy. Further-more, privacy preserving data mining is an important challenge. It is required to protect the confidentiality of data sources during the extraction of frequent closed patterns. In fact, no site should be able to learn contents of a transaction at any other site. The work carried out in this paper deals with this problem. In this context, we suggest an approach that combines the extraction of frequent closed patterns in a distributed environment such as the cloud. We aim at maintaining the privacy of the sites during the data mining task in a cloud environment based on homomorphic encryption. The Simulation results and performance analysis show that our mechanism requires less communication and computation overheads. It can effectively preserve data privacy, check data integrity, and ensures high data transmission efficiency.&quot;,&quot;event-place&quot;:&quot;University of Tunis El Manar&quot;,&quot;ISBN&quot;:&quot;978-3-319-65929-9&quot;,&quot;note&quot;:&quot;page: 413\nDOI: 10.1007/978-3-319-65930-5_32&quot;,&quot;number-of-pages&quot;:&quot;397&quot;,&quot;publisher&quot;:&quot;Springer International Publishing AG&quot;,&quot;publisher-place&quot;:&quot;University of Tunis El Manar&quot;,&quot;source&quot;:&quot;ResearchGate&quot;,&quot;title&quot;:&quot;Using Homomorphic Encryption to Compute Privacy Preserving Data Mining in a Cloud Computing Environment&quot;,&quot;author&quot;:[{&quot;family&quot;:&quot;Hammami&quot;,&quot;given&quot;:&quot;Hamza&quot;},{&quot;family&quot;:&quot;Brahmi&quot;,&quot;given&quot;:&quot;Hanen&quot;},{&quot;family&quot;:&quot;Brahmi&quot;,&quot;given&quot;:&quot;Imen&quot;},{&quot;family&quot;:&quot;Ben Yahia&quot;,&quot;given&quot;:&quot;Sadok&quot;}],&quot;issued&quot;:{&quot;date-parts&quot;:[[&quot;2017&quot;]]}},&quot;label&quot;:&quot;page&quot;},{&quot;id&quot;:253,&quot;uris&quot;:[&quot;http://zotero.org/users/13912778/items/99692LKE&quot;],&quot;itemData&quot;:{&quot;id&quot;:253,&quot;type&quot;:&quot;article-journal&quot;,&quot;abstract&quot;:&quot;Privacy preserving Data mining is an emerging technology which performs data mining operations in centralized or distributed data in a secured manner to preserve sensitive data. A number of techniques such as randomization, secured sum algorithm and k-anonymity have been suggested in order to perform privacy-preserving data mining. In this paper, a survey on recent researches made on Privacy preserving data mining techniques with Fuzzy logic, neural network learning, secured sum and encryption algorithms is presented. This will enable to understand the challenges faced in Privacy preserving data mining and also helps to identify best techniques suitable for various data environment.&quot;,&quot;container-title&quot;:&quot;International Journal of Computer Science and Information Technologies&quot;,&quot;journalAbbreviation&quot;:&quot;IJCSIT&quot;,&quot;language&quot;:&quot;en&quot;,&quot;page&quot;:&quot;1835-1840&quot;,&quot;source&quot;:&quot;Zotero&quot;,&quot;title&quot;:&quot;Survey on Recent Algorithms for Privacy Preserving Data mining&quot;,&quot;volume&quot;:&quot;6&quot;,&quot;author&quot;:[{&quot;family&quot;:&quot;Rathna&quot;,&quot;given&quot;:&quot;S Selva&quot;},{&quot;family&quot;:&quot;Karthikeyan&quot;,&quot;given&quot;:&quot;Dr T&quot;}],&quot;issued&quot;:{&quot;date-parts&quot;:[[&quot;2015&quot;]]}}},{&quot;id&quot;:243,&quot;uris&quot;:[&quot;http://zotero.org/users/13912778/items/VB3M7P94&quot;],&quot;itemData&quot;:{&quot;id&quot;:243,&quot;type&quot;:&quot;article&quot;,&quot;abstract&quot;:&quot;Due to the rising privacy demand in data mining, Homomorphic Encryption (HE) is receiving more and more attention recently for its capability to do computations over the encrypted field. By using the HE technique, it is possible to securely outsource model learning to the not fully trustful but powerful public cloud computing environments. However, HE-based training scales badly because of the high computation complexity. It is still an open problem whether it is possible to apply HE to large-scale problems. In this paper, we propose a novel general distributed HE-based data mining framework towards one step of solving the scaling problem. The main idea of our approach is to use the slightly more communication overhead in exchange of shallower computational circuit in HE, so as to reduce the overall complexity. We verify the efficiency and effectiveness of our new framework by testing over various data mining algorithms and benchmark data-sets. For example, we successfully train a logistic regression model to recognize the digit 3 and 8 within around 5 minutes, while a centralized counterpart needs almost 2 hours.&quot;,&quot;note&quot;:&quot;issue: arXiv:2006.10091\nissue: arXiv:2006.10091\narXiv:2006.10091 [cs]&quot;,&quot;number&quot;:&quot;arXiv:2006.10091&quot;,&quot;publisher&quot;:&quot;arXiv&quot;,&quot;source&quot;:&quot;arXiv.org&quot;,&quot;title&quot;:&quot;Faster Secure Data Mining via Distributed Homomorphic Encryption&quot;,&quot;URL&quot;:&quot;http://arxiv.org/abs/2006.10091&quot;,&quot;author&quot;:[{&quot;family&quot;:&quot;Li&quot;,&quot;given&quot;:&quot;Junyi&quot;},{&quot;family&quot;:&quot;Huang&quot;,&quot;given&quot;:&quot;Heng&quot;}],&quot;accessed&quot;:{&quot;date-parts&quot;:[[&quot;2024&quot;,3,20]]},&quot;issued&quot;:{&quot;date-parts&quot;:[[&quot;2020&quot;]]}}},{&quot;id&quot;:227,&quot;uris&quot;:[&quot;http://zotero.org/users/13912778/items/AMC86I42&quot;],&quot;itemData&quot;:{&quot;id&quot;:227,&quot;type&quot;:&quot;article-journal&quot;,&quot;abstract&quot;:&quot;Secure Multi-Party Computation (SMC) allows parties with similar background to compute results upon their private data, minimizing the threat of disclosure. The exponential increase in sensitive data that needs to be passed upon networked computers and the stupendous growth of internet has precipitated vast opportunities for cooperative computation, where parties come together to facilitate computations and draw out conclusions that are mutually beneficial; at the same time aspiring to keep their private data secure. These computations are generally required to be done between competitors, who are obviously weary of eachothers intentions. SMC caters not only to the needs of such parties but also provides plausible solutions to individual organizations for problems like privacy-preserving database query, privacy-preserving scientific computations, privacypreserving intrusion detection and privacy-preserving data mining. This paper is an extension to a previously proposed protocol Encrytpo_Random, which presented a plain sailing yet effective approach to SMC and also put forward an aptly crafted architecture, whereby such an efficient protocol, involving the parties that have come forward for jointcomputations and the third party who undertakes such computations, can be developed. Through this extended work an attempt has been made to further strengthen the existing protocol thus paving the way for a more secure multi-party computational process.&quot;,&quot;container-title&quot;:&quot;International Journal of Computer Science and Information Security&quot;,&quot;issue&quot;:&quot;1&quot;,&quot;journalAbbreviation&quot;:&quot;IJCSIS&quot;,&quot;language&quot;:&quot;en&quot;,&quot;note&quot;:&quot;number: 1&quot;,&quot;page&quot;:&quot;1-6&quot;,&quot;source&quot;:&quot;Zotero&quot;,&quot;title&quot;:&quot;A Secure Multi-Party Computation Protocol for Malicious Computation Prevention for preserving privacy during Data Mining&quot;,&quot;volume&quot;:&quot;3&quot;,&quot;author&quot;:[{&quot;family&quot;:&quot;Mishra&quot;,&quot;given&quot;:&quot;Dr Durgesh Kumar&quot;},{&quot;family&quot;:&quot;Koria&quot;,&quot;given&quot;:&quot;Neha&quot;},{&quot;family&quot;:&quot;Kapoor&quot;,&quot;given&quot;:&quot;Nikhil&quot;},{&quot;family&quot;:&quot;Bahety&quot;,&quot;given&quot;:&quot;Ravish&quot;}],&quot;issued&quot;:{&quot;date-parts&quot;:[[&quot;2009&quot;]]}}},{&quot;id&quot;:237,&quot;uris&quot;:[&quot;http://zotero.org/users/13912778/items/VNFJEVDL&quot;],&quot;itemData&quot;:{&quot;id&quot;:237,&quot;type&quot;:&quot;article-journal&quot;,&quot;abstract&quot;:&quot;The problem of privacy-preserving data mining has become more important in recent years because of the increasing ability to store personal data about users, and the increasing sophistication of data mining algorithm to leverage this information. This paper is aimed at developing a protocol that will address the issue of privacy in data mining tasks in two party scenarios. We have proposed a framework that uses the homomorphic encryption to add security so that any data mining technique does not lose its valuable data. With the aid of this approach, confidentiality at both parties end is achieved. This model gives valid data mining results for analysis purpose but the actual or true data is not revealed. We discussed implementation evaluation based on metrics proposed by [1], for the framework and algorithm proposed. Tools used include PHP programming language for simulation, MYSQL for database and Visual Paradigm for the modeling analysis. Secondary sources such as academic literature and technical literature from the internet were studied for further classification of processes and techniques.&quot;,&quot;container-title&quot;:&quot;International Journal of Innovative Science&quot;,&quot;issue&quot;:&quot;11&quot;,&quot;journalAbbreviation&quot;:&quot;IJISET&quot;,&quot;language&quot;:&quot;en&quot;,&quot;note&quot;:&quot;number: 11&quot;,&quot;page&quot;:&quot;2348 – 7968&quot;,&quot;source&quot;:&quot;Zotero&quot;,&quot;title&quot;:&quot;A Homomorphic Encryption Approach to Implementing Two- Party Privacy Preserving Data Mining&quot;,&quot;volume&quot;:&quot;3&quot;,&quot;author&quot;:[{&quot;family&quot;:&quot;Oyerinde&quot;,&quot;given&quot;:&quot;Dantala O&quot;},{&quot;family&quot;:&quot;Dunka&quot;,&quot;given&quot;:&quot;Bakwa D&quot;},{&quot;family&quot;:&quot;Douglas&quot;,&quot;given&quot;:&quot;Akese C&quot;}],&quot;issued&quot;:{&quot;date-parts&quot;:[[&quot;2016&quot;]]}}},{&quot;id&quot;:209,&quot;uris&quot;:[&quot;http://zotero.org/users/13912778/items/WNL8JHB6&quot;],&quot;itemData&quot;:{&quot;id&quot;:209,&quot;type&quot;:&quot;chapter&quot;,&quot;abstract&quot;:&quot;In recent years, privacy-preserving data mining has been studied extensively, because of the wide proliferation of sensitive information on the internet. A number of algorithmic techniques have been designed for privacy-preserving data\nmining. In this paper, we provide a review of the state-of-the-art methods for\nprivacy. We discuss methods for randomization, k-anonymization, and distributed privacy-preserving data mining. We also discuss cases in which the output of data mining applications needs to be sanitized for privacy-preservation\npurposes. We discuss the computational and theoretical limits associated with\nprivacy-preservation over high dimensional data sets.&quot;,&quot;container-title&quot;:&quot;Privacy-Preserving Data Mining&quot;,&quot;event-place&quot;:&quot;Boston, MA&quot;,&quot;ISBN&quot;:&quot;978-0-387-70991-8&quot;,&quot;language&quot;:&quot;en&quot;,&quot;note&quot;:&quot;Series Editors: _:n249\nSeries Editors: _:n3\ncollection-title: Advances in Database Systems\nDOI: 10.1007/978-0-387-70992-5_2&quot;,&quot;page&quot;:&quot;11-52&quot;,&quot;publisher&quot;:&quot;Springer US&quot;,&quot;publisher-place&quot;:&quot;Boston, MA&quot;,&quot;source&quot;:&quot;DOI.org (Crossref)&quot;,&quot;title&quot;:&quot;A General Survey of Privacy-Preserving Data Mining Models and Algorithms&quot;,&quot;URL&quot;:&quot;http://link.springer.com/10.1007/978-0-387-70992-5_2&quot;,&quot;volume&quot;:&quot;34&quot;,&quot;author&quot;:[{&quot;family&quot;:&quot;Aggarwal&quot;,&quot;given&quot;:&quot;Charu C.&quot;},{&quot;family&quot;:&quot;Yu&quot;,&quot;given&quot;:&quot;Philip S.&quot;}],&quot;editor&quot;:[{&quot;family&quot;:&quot;Aggarwal&quot;,&quot;given&quot;:&quot;Charu C.&quot;},{&quot;family&quot;:&quot;Yu&quot;,&quot;given&quot;:&quot;Philip S.&quot;}],&quot;collection-editor&quot;:[{&quot;family&quot;:&quot;Elmagarmid&quot;,&quot;given&quot;:&quot;Ahmed K.&quot;},{&quot;family&quot;:&quot;Sheth&quot;,&quot;given&quot;:&quot;Amit P.&quot;}],&quot;accessed&quot;:{&quot;date-parts&quot;:[[&quot;2024&quot;,3,20]]},&quot;issued&quot;:{&quot;date-parts&quot;:[[&quot;2008&quot;]]}},&quot;label&quot;:&quot;page&quot;}],&quot;schema&quot;:&quot;https://github.com/citation-style-language/schema/raw/master/csl-citation.json&quot;} RND7GK9qpICva"/><text:span text:style-name="T6">[1], [2], [5], [10], [11], [12]</text:span><text:reference-mark-end text:name="ZOTERO_ITEM CSL_CITATION {&quot;citationID&quot;:&quot;VoXk3A1I&quot;,&quot;properties&quot;:{&quot;formattedCitation&quot;:&quot;[1], [2], [5], [10], [11], [12]&quot;,&quot;plainCitation&quot;:&quot;[1], [2], [5], [10], [11], [12]&quot;,&quot;noteIndex&quot;:0},&quot;citationItems&quot;:[{&quot;id&quot;:233,&quot;uris&quot;:[&quot;http://zotero.org/users/13912778/items/MTUDHL9R&quot;],&quot;itemData&quot;:{&quot;id&quot;:233,&quot;type&quot;:&quot;book&quot;,&quot;abstract&quot;:&quot;Cloud computing refers to an information technology infrastructure where data and software are stored and processed in a remote data center, accessible as a service through the Internet. Typical data centers within these fields are large, complex and often noisy. Further-more, privacy preserving data mining is an important challenge. It is required to protect the confidentiality of data sources during the extraction of frequent closed patterns. In fact, no site should be able to learn contents of a transaction at any other site. The work carried out in this paper deals with this problem. In this context, we suggest an approach that combines the extraction of frequent closed patterns in a distributed environment such as the cloud. We aim at maintaining the privacy of the sites during the data mining task in a cloud environment based on homomorphic encryption. The Simulation results and performance analysis show that our mechanism requires less communication and computation overheads. It can effectively preserve data privacy, check data integrity, and ensures high data transmission efficiency.&quot;,&quot;event-place&quot;:&quot;University of Tunis El Manar&quot;,&quot;ISBN&quot;:&quot;978-3-319-65929-9&quot;,&quot;note&quot;:&quot;page: 413\nDOI: 10.1007/978-3-319-65930-5_32&quot;,&quot;number-of-pages&quot;:&quot;397&quot;,&quot;publisher&quot;:&quot;Springer International Publishing AG&quot;,&quot;publisher-place&quot;:&quot;University of Tunis El Manar&quot;,&quot;source&quot;:&quot;ResearchGate&quot;,&quot;title&quot;:&quot;Using Homomorphic Encryption to Compute Privacy Preserving Data Mining in a Cloud Computing Environment&quot;,&quot;author&quot;:[{&quot;family&quot;:&quot;Hammami&quot;,&quot;given&quot;:&quot;Hamza&quot;},{&quot;family&quot;:&quot;Brahmi&quot;,&quot;given&quot;:&quot;Hanen&quot;},{&quot;family&quot;:&quot;Brahmi&quot;,&quot;given&quot;:&quot;Imen&quot;},{&quot;family&quot;:&quot;Ben Yahia&quot;,&quot;given&quot;:&quot;Sadok&quot;}],&quot;issued&quot;:{&quot;date-parts&quot;:[[&quot;2017&quot;]]}},&quot;label&quot;:&quot;page&quot;},{&quot;id&quot;:253,&quot;uris&quot;:[&quot;http://zotero.org/users/13912778/items/99692LKE&quot;],&quot;itemData&quot;:{&quot;id&quot;:253,&quot;type&quot;:&quot;article-journal&quot;,&quot;abstract&quot;:&quot;Privacy preserving Data mining is an emerging technology which performs data mining operations in centralized or distributed data in a secured manner to preserve sensitive data. A number of techniques such as randomization, secured sum algorithm and k-anonymity have been suggested in order to perform privacy-preserving data mining. In this paper, a survey on recent researches made on Privacy preserving data mining techniques with Fuzzy logic, neural network learning, secured sum and encryption algorithms is presented. This will enable to understand the challenges faced in Privacy preserving data mining and also helps to identify best techniques suitable for various data environment.&quot;,&quot;container-title&quot;:&quot;International Journal of Computer Science and Information Technologies&quot;,&quot;journalAbbreviation&quot;:&quot;IJCSIT&quot;,&quot;language&quot;:&quot;en&quot;,&quot;page&quot;:&quot;1835-1840&quot;,&quot;source&quot;:&quot;Zotero&quot;,&quot;title&quot;:&quot;Survey on Recent Algorithms for Privacy Preserving Data mining&quot;,&quot;volume&quot;:&quot;6&quot;,&quot;author&quot;:[{&quot;family&quot;:&quot;Rathna&quot;,&quot;given&quot;:&quot;S Selva&quot;},{&quot;family&quot;:&quot;Karthikeyan&quot;,&quot;given&quot;:&quot;Dr T&quot;}],&quot;issued&quot;:{&quot;date-parts&quot;:[[&quot;2015&quot;]]}}},{&quot;id&quot;:243,&quot;uris&quot;:[&quot;http://zotero.org/users/13912778/items/VB3M7P94&quot;],&quot;itemData&quot;:{&quot;id&quot;:243,&quot;type&quot;:&quot;article&quot;,&quot;abstract&quot;:&quot;Due to the rising privacy demand in data mining, Homomorphic Encryption (HE) is receiving more and more attention recently for its capability to do computations over the encrypted field. By using the HE technique, it is possible to securely outsource model learning to the not fully trustful but powerful public cloud computing environments. However, HE-based training scales badly because of the high computation complexity. It is still an open problem whether it is possible to apply HE to large-scale problems. In this paper, we propose a novel general distributed HE-based data mining framework towards one step of solving the scaling problem. The main idea of our approach is to use the slightly more communication overhead in exchange of shallower computational circuit in HE, so as to reduce the overall complexity. We verify the efficiency and effectiveness of our new framework by testing over various data mining algorithms and benchmark data-sets. For example, we successfully train a logistic regression model to recognize the digit 3 and 8 within around 5 minutes, while a centralized counterpart needs almost 2 hours.&quot;,&quot;note&quot;:&quot;issue: arXiv:2006.10091\nissue: arXiv:2006.10091\narXiv:2006.10091 [cs]&quot;,&quot;number&quot;:&quot;arXiv:2006.10091&quot;,&quot;publisher&quot;:&quot;arXiv&quot;,&quot;source&quot;:&quot;arXiv.org&quot;,&quot;title&quot;:&quot;Faster Secure Data Mining via Distributed Homomorphic Encryption&quot;,&quot;URL&quot;:&quot;http://arxiv.org/abs/2006.10091&quot;,&quot;author&quot;:[{&quot;family&quot;:&quot;Li&quot;,&quot;given&quot;:&quot;Junyi&quot;},{&quot;family&quot;:&quot;Huang&quot;,&quot;given&quot;:&quot;Heng&quot;}],&quot;accessed&quot;:{&quot;date-parts&quot;:[[&quot;2024&quot;,3,20]]},&quot;issued&quot;:{&quot;date-parts&quot;:[[&quot;2020&quot;]]}}},{&quot;id&quot;:227,&quot;uris&quot;:[&quot;http://zotero.org/users/13912778/items/AMC86I42&quot;],&quot;itemData&quot;:{&quot;id&quot;:227,&quot;type&quot;:&quot;article-journal&quot;,&quot;abstract&quot;:&quot;Secure Multi-Party Computation (SMC) allows parties with similar background to compute results upon their private data, minimizing the threat of disclosure. The exponential increase in sensitive data that needs to be passed upon networked computers and the stupendous growth of internet has precipitated vast opportunities for cooperative computation, where parties come together to facilitate computations and draw out conclusions that are mutually beneficial; at the same time aspiring to keep their private data secure. These computations are generally required to be done between competitors, who are obviously weary of eachothers intentions. SMC caters not only to the needs of such parties but also provides plausible solutions to individual organizations for problems like privacy-preserving database query, privacy-preserving scientific computations, privacypreserving intrusion detection and privacy-preserving data mining. This paper is an extension to a previously proposed protocol Encrytpo_Random, which presented a plain sailing yet effective approach to SMC and also put forward an aptly crafted architecture, whereby such an efficient protocol, involving the parties that have come forward for jointcomputations and the third party who undertakes such computations, can be developed. Through this extended work an attempt has been made to further strengthen the existing protocol thus paving the way for a more secure multi-party computational process.&quot;,&quot;container-title&quot;:&quot;International Journal of Computer Science and Information Security&quot;,&quot;issue&quot;:&quot;1&quot;,&quot;journalAbbreviation&quot;:&quot;IJCSIS&quot;,&quot;language&quot;:&quot;en&quot;,&quot;note&quot;:&quot;number: 1&quot;,&quot;page&quot;:&quot;1-6&quot;,&quot;source&quot;:&quot;Zotero&quot;,&quot;title&quot;:&quot;A Secure Multi-Party Computation Protocol for Malicious Computation Prevention for preserving privacy during Data Mining&quot;,&quot;volume&quot;:&quot;3&quot;,&quot;author&quot;:[{&quot;family&quot;:&quot;Mishra&quot;,&quot;given&quot;:&quot;Dr Durgesh Kumar&quot;},{&quot;family&quot;:&quot;Koria&quot;,&quot;given&quot;:&quot;Neha&quot;},{&quot;family&quot;:&quot;Kapoor&quot;,&quot;given&quot;:&quot;Nikhil&quot;},{&quot;family&quot;:&quot;Bahety&quot;,&quot;given&quot;:&quot;Ravish&quot;}],&quot;issued&quot;:{&quot;date-parts&quot;:[[&quot;2009&quot;]]}}},{&quot;id&quot;:237,&quot;uris&quot;:[&quot;http://zotero.org/users/13912778/items/VNFJEVDL&quot;],&quot;itemData&quot;:{&quot;id&quot;:237,&quot;type&quot;:&quot;article-journal&quot;,&quot;abstract&quot;:&quot;The problem of privacy-preserving data mining has become more important in recent years because of the increasing ability to store personal data about users, and the increasing sophistication of data mining algorithm to leverage this information. This paper is aimed at developing a protocol that will address the issue of privacy in data mining tasks in two party scenarios. We have proposed a framework that uses the homomorphic encryption to add security so that any data mining technique does not lose its valuable data. With the aid of this approach, confidentiality at both parties end is achieved. This model gives valid data mining results for analysis purpose but the actual or true data is not revealed. We discussed implementation evaluation based on metrics proposed by [1], for the framework and algorithm proposed. Tools used include PHP programming language for simulation, MYSQL for database and Visual Paradigm for the modeling analysis. Secondary sources such as academic literature and technical literature from the internet were studied for further classification of processes and techniques.&quot;,&quot;container-title&quot;:&quot;International Journal of Innovative Science&quot;,&quot;issue&quot;:&quot;11&quot;,&quot;journalAbbreviation&quot;:&quot;IJISET&quot;,&quot;language&quot;:&quot;en&quot;,&quot;note&quot;:&quot;number: 11&quot;,&quot;page&quot;:&quot;2348 – 7968&quot;,&quot;source&quot;:&quot;Zotero&quot;,&quot;title&quot;:&quot;A Homomorphic Encryption Approach to Implementing Two- Party Privacy Preserving Data Mining&quot;,&quot;volume&quot;:&quot;3&quot;,&quot;author&quot;:[{&quot;family&quot;:&quot;Oyerinde&quot;,&quot;given&quot;:&quot;Dantala O&quot;},{&quot;family&quot;:&quot;Dunka&quot;,&quot;given&quot;:&quot;Bakwa D&quot;},{&quot;family&quot;:&quot;Douglas&quot;,&quot;given&quot;:&quot;Akese C&quot;}],&quot;issued&quot;:{&quot;date-parts&quot;:[[&quot;2016&quot;]]}}},{&quot;id&quot;:209,&quot;uris&quot;:[&quot;http://zotero.org/users/13912778/items/WNL8JHB6&quot;],&quot;itemData&quot;:{&quot;id&quot;:209,&quot;type&quot;:&quot;chapter&quot;,&quot;abstract&quot;:&quot;In recent years, privacy-preserving data mining has been studied extensively, because of the wide proliferation of sensitive information on the internet. A number of algorithmic techniques have been designed for privacy-preserving data\nmining. In this paper, we provide a review of the state-of-the-art methods for\nprivacy. We discuss methods for randomization, k-anonymization, and distributed privacy-preserving data mining. We also discuss cases in which the output of data mining applications needs to be sanitized for privacy-preservation\npurposes. We discuss the computational and theoretical limits associated with\nprivacy-preservation over high dimensional data sets.&quot;,&quot;container-title&quot;:&quot;Privacy-Preserving Data Mining&quot;,&quot;event-place&quot;:&quot;Boston, MA&quot;,&quot;ISBN&quot;:&quot;978-0-387-70991-8&quot;,&quot;language&quot;:&quot;en&quot;,&quot;note&quot;:&quot;Series Editors: _:n249\nSeries Editors: _:n3\ncollection-title: Advances in Database Systems\nDOI: 10.1007/978-0-387-70992-5_2&quot;,&quot;page&quot;:&quot;11-52&quot;,&quot;publisher&quot;:&quot;Springer US&quot;,&quot;publisher-place&quot;:&quot;Boston, MA&quot;,&quot;source&quot;:&quot;DOI.org (Crossref)&quot;,&quot;title&quot;:&quot;A General Survey of Privacy-Preserving Data Mining Models and Algorithms&quot;,&quot;URL&quot;:&quot;http://link.springer.com/10.1007/978-0-387-70992-5_2&quot;,&quot;volume&quot;:&quot;34&quot;,&quot;author&quot;:[{&quot;family&quot;:&quot;Aggarwal&quot;,&quot;given&quot;:&quot;Charu C.&quot;},{&quot;family&quot;:&quot;Yu&quot;,&quot;given&quot;:&quot;Philip S.&quot;}],&quot;editor&quot;:[{&quot;family&quot;:&quot;Aggarwal&quot;,&quot;given&quot;:&quot;Charu C.&quot;},{&quot;family&quot;:&quot;Yu&quot;,&quot;given&quot;:&quot;Philip S.&quot;}],&quot;collection-editor&quot;:[{&quot;family&quot;:&quot;Elmagarmid&quot;,&quot;given&quot;:&quot;Ahmed K.&quot;},{&quot;family&quot;:&quot;Sheth&quot;,&quot;given&quot;:&quot;Amit P.&quot;}],&quot;accessed&quot;:{&quot;date-parts&quot;:[[&quot;2024&quot;,3,20]]},&quot;issued&quot;:{&quot;date-parts&quot;:[[&quot;2008&quot;]]}},&quot;label&quot;:&quot;page&quot;}],&quot;schema&quot;:&quot;https://github.com/citation-style-language/schema/raw/master/csl-citation.json&quot;} RND7GK9qpICva"/><text:span text:style-name="T6"> при этом сохраняя конфиденциальность всех сторон. Это шифрование используется в медицине</text:span><text:reference-mark-start text:name="ZOTERO_ITEM CSL_CITATION {&quot;citationID&quot;:&quot;SSotKsJd&quot;,&quot;properties&quot;:{&quot;formattedCitation&quot;:&quot;[7], [7], [8]&quot;,&quot;plainCitation&quot;:&quot;[7], [7], [8]&quot;,&quot;dontUpdate&quot;:true,&quot;noteIndex&quot;:0},&quot;citationItems&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id&quot;:240,&quot;uris&quot;:[&quot;http://zotero.org/users/13912778/items/NVMMBJ8B&quot;],&quot;itemData&quot;:{&quot;id&quot;:240,&quot;type&quot;:&quot;article-journal&quot;,&quot;container-title&quot;:&quot;Journal of Signal Processing Systems&quot;,&quot;DOI&quot;:&quot;10.1007/s11265-016-1198-2&quot;,&quot;ISSN&quot;:&quot;1939-8018, 1939-8115&quot;,&quot;issue&quot;:&quot;1&quot;,&quot;journalAbbreviation&quot;:&quot;J Sign Process Syst&quot;,&quot;language&quot;:&quot;en&quot;,&quot;note&quot;:&quot;number: 1&quot;,&quot;page&quot;:&quot;51-59&quot;,&quot;source&quot;:&quot;DOI.org (Crossref)&quot;,&quot;title&quot;:&quot;Privacy-Preserving Data Communication Through Secure Multi-Party Computation in Healthcare Sensor Cloud&quot;,&quot;volume&quot;:&quot;89&quot;,&quot;author&quot;:[{&quot;family&quot;:&quot;Tso&quot;,&quot;given&quot;:&quot;Raylin&quot;},{&quot;family&quot;:&quot;Alelaiwi&quot;,&quot;given&quot;:&quot;Abdulhameed&quot;},{&quot;family&quot;:&quot;Mizanur Rahman&quot;,&quot;given&quot;:&quot;Sk Md&quot;},{&quot;family&quot;:&quot;Wu&quot;,&quot;given&quot;:&quot;Mu-En&quot;},{&quot;family&quot;:&quot;Hossain&quot;,&quot;given&quot;:&quot;M. Shamim&quot;}],&quot;issued&quot;:{&quot;date-parts&quot;:[[&quot;2017&quot;]]}},&quot;label&quot;:&quot;page&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label&quot;:&quot;page&quot;}],&quot;schema&quot;:&quot;https://github.com/citation-style-language/schema/raw/master/csl-citation.json&quot;} RNDjzod8m0RKt"/><text:span text:style-name="T6">[7], [8]</text:span><text:reference-mark-end text:name="ZOTERO_ITEM CSL_CITATION {&quot;citationID&quot;:&quot;SSotKsJd&quot;,&quot;properties&quot;:{&quot;formattedCitation&quot;:&quot;[7], [7], [8]&quot;,&quot;plainCitation&quot;:&quot;[7], [7], [8]&quot;,&quot;dontUpdate&quot;:true,&quot;noteIndex&quot;:0},&quot;citationItems&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id&quot;:240,&quot;uris&quot;:[&quot;http://zotero.org/users/13912778/items/NVMMBJ8B&quot;],&quot;itemData&quot;:{&quot;id&quot;:240,&quot;type&quot;:&quot;article-journal&quot;,&quot;container-title&quot;:&quot;Journal of Signal Processing Systems&quot;,&quot;DOI&quot;:&quot;10.1007/s11265-016-1198-2&quot;,&quot;ISSN&quot;:&quot;1939-8018, 1939-8115&quot;,&quot;issue&quot;:&quot;1&quot;,&quot;journalAbbreviation&quot;:&quot;J Sign Process Syst&quot;,&quot;language&quot;:&quot;en&quot;,&quot;note&quot;:&quot;number: 1&quot;,&quot;page&quot;:&quot;51-59&quot;,&quot;source&quot;:&quot;DOI.org (Crossref)&quot;,&quot;title&quot;:&quot;Privacy-Preserving Data Communication Through Secure Multi-Party Computation in Healthcare Sensor Cloud&quot;,&quot;volume&quot;:&quot;89&quot;,&quot;author&quot;:[{&quot;family&quot;:&quot;Tso&quot;,&quot;given&quot;:&quot;Raylin&quot;},{&quot;family&quot;:&quot;Alelaiwi&quot;,&quot;given&quot;:&quot;Abdulhameed&quot;},{&quot;family&quot;:&quot;Mizanur Rahman&quot;,&quot;given&quot;:&quot;Sk Md&quot;},{&quot;family&quot;:&quot;Wu&quot;,&quot;given&quot;:&quot;Mu-En&quot;},{&quot;family&quot;:&quot;Hossain&quot;,&quot;given&quot;:&quot;M. Shamim&quot;}],&quot;issued&quot;:{&quot;date-parts&quot;:[[&quot;2017&quot;]]}},&quot;label&quot;:&quot;page&quot;},{&quot;id&quot;:223,&quot;uris&quot;:[&quot;http://zotero.org/users/13912778/items/XERGUENV&quot;],&quot;itemData&quot;:{&quot;id&quot;:223,&quot;type&quot;:&quot;article&quot;,&quot;abstract&quot;:&quot;Recently, many innovations have been experienced in healthcare by rapidly growing Internet-of-Things (IoT) technology that provides significant developments and facilities in the health sector and improves daily human life. The IoT bridges people, information technology and speed up shopping. For these reasons, IoT technology has started to be used on a large scale. Thanks to the use of IoT technology in health services, chronic disease monitoring, health monitoring, rapid intervention, early diagnosis and treatment, etc. facilitates the delivery of health services. However, the data transferred to the digital environment pose a threat of privacy leakage. Unauthorized persons have used them, and there have been malicious attacks on the health and privacy of individuals. In this study, it is aimed to propose a model to handle the privacy problems based on federated learning. Besides, we apply secure multi party computation. Our proposed model presents an extensive privacy and data analysis and achieve high performance.&quot;,&quot;note&quot;:&quot;issue: arXiv:2109.14334\nissue: arXiv:2109.14334\narXiv:2109.14334 [cs]&quot;,&quot;number&quot;:&quot;arXiv:2109.14334&quot;,&quot;publisher&quot;:&quot;arXiv&quot;,&quot;source&quot;:&quot;arXiv.org&quot;,&quot;title&quot;:&quot;Secure Multi-Party Computation based Privacy Preserving Data Analysis in Healthcare IoT Systems&quot;,&quot;URL&quot;:&quot;http://arxiv.org/abs/2109.14334&quot;,&quot;author&quot;:[{&quot;family&quot;:&quot;Şahinbaş&quot;,&quot;given&quot;:&quot;Kevser&quot;},{&quot;family&quot;:&quot;Catak&quot;,&quot;given&quot;:&quot;Ferhat Ozgur&quot;}],&quot;accessed&quot;:{&quot;date-parts&quot;:[[&quot;2024&quot;,3,20]]},&quot;issued&quot;:{&quot;date-parts&quot;:[[&quot;2021&quot;]]}},&quot;label&quot;:&quot;page&quot;}],&quot;schema&quot;:&quot;https://github.com/citation-style-language/schema/raw/master/csl-citation.json&quot;} RNDjzod8m0RKt"/><text:span text:style-name="T6"> для сохранения конфиденциальности выходных данных медицинского оборудования и дальнейшей их передачи через интернет. Так же альтернативные версии этого шифрования используются для анализа личных сообщений из социальных сетей при этом не давая алгоритму вникать в суть того, о чем идет речь тем самым сохраняя конфиденциальность пользователей</text:span><text:reference-mark-start text:name="ZOTERO_ITEM CSL_CITATION {&quot;citationID&quot;:&quot;N6VuV3GR&quot;,&quot;properties&quot;:{&quot;formattedCitation&quot;:&quot;[9]&quot;,&quot;plainCitation&quot;:&quot;[9]&quot;,&quot;noteIndex&quot;:0},&quot;citationItems&quot;:[{&quot;id&quot;:250,&quot;uris&quot;:[&quot;http://zotero.org/users/13912778/items/XVLW45V6&quot;],&quot;itemData&quot;:{&quot;id&quot;:250,&quot;type&quot;:&quot;paper-conference&quot;,&quot;abstract&quot;:&quot;Classification of personal text messages has many useful applications in surveillance, e-commerce, and mental health care, to name a few. Giving applications access to personal texts can easily lead to (un)intentional privacy violations. We propose the first privacy-preserving solution for text classification that is provably secure. Our method, which is based on Secure Multiparty Computation (SMC), encompasses both feature extraction from texts, and subsequent classification with logistic regression and tree ensembles. We prove that when using our secure text classification method, the application does not learn anything about the text, and the author of the text does not learn anything about the text classification model used by the application beyond what is given by the classification result itself. We perform end-to-end experiments with an application for detecting hate speech against women and immigrants, demonstrating excellent runtime results without loss of accuracy.&quot;,&quot;container-title&quot;:&quot;Advances in Neural Information Processing Systems&quot;,&quot;event-place&quot;:&quot;School of Engineering and Technology University of Washington Tacoma Tacoma&quot;,&quot;publisher&quot;:&quot;Curran Associates, Inc.&quot;,&quot;publisher-place&quot;:&quot;School of Engineering and Technology University of Washington Tacoma Tacoma&quot;,&quot;source&quot;:&quot;Neural Information Processing Systems&quot;,&quot;title&quot;:&quot;Privacy-Preserving Classification of Personal Text Messages with Secure Multi-Party Computation&quot;,&quot;URL&quot;:&quot;https://proceedings.neurips.cc/paper_files/paper/2019/hash/a501bebf79d570651ff601788ea9d16d-Abstract.html&quot;,&quot;volume&quot;:&quot;32&quot;,&quot;author&quot;:[{&quot;family&quot;:&quot;Reich&quot;,&quot;given&quot;:&quot;Devin&quot;},{&quot;family&quot;:&quot;Todoki&quot;,&quot;given&quot;:&quot;Ariel&quot;},{&quot;family&quot;:&quot;Dowsley&quot;,&quot;given&quot;:&quot;Rafael&quot;},{&quot;family&quot;:&quot;De Cock&quot;,&quot;given&quot;:&quot;Martine&quot;},{&quot;family&quot;:&quot;nascimento&quot;,&quot;given&quot;:&quot;anderson&quot;}],&quot;accessed&quot;:{&quot;date-parts&quot;:[[&quot;2024&quot;,3,20]]},&quot;issued&quot;:{&quot;date-parts&quot;:[[&quot;2019&quot;]]}}}],&quot;schema&quot;:&quot;https://github.com/citation-style-language/schema/raw/master/csl-citation.json&quot;} RNDwsNz2FpNwn"/><text:span text:style-name="T6">[9]</text:span><text:reference-mark-end text:name="ZOTERO_ITEM CSL_CITATION {&quot;citationID&quot;:&quot;N6VuV3GR&quot;,&quot;properties&quot;:{&quot;formattedCitation&quot;:&quot;[9]&quot;,&quot;plainCitation&quot;:&quot;[9]&quot;,&quot;noteIndex&quot;:0},&quot;citationItems&quot;:[{&quot;id&quot;:250,&quot;uris&quot;:[&quot;http://zotero.org/users/13912778/items/XVLW45V6&quot;],&quot;itemData&quot;:{&quot;id&quot;:250,&quot;type&quot;:&quot;paper-conference&quot;,&quot;abstract&quot;:&quot;Classification of personal text messages has many useful applications in surveillance, e-commerce, and mental health care, to name a few. Giving applications access to personal texts can easily lead to (un)intentional privacy violations. We propose the first privacy-preserving solution for text classification that is provably secure. Our method, which is based on Secure Multiparty Computation (SMC), encompasses both feature extraction from texts, and subsequent classification with logistic regression and tree ensembles. We prove that when using our secure text classification method, the application does not learn anything about the text, and the author of the text does not learn anything about the text classification model used by the application beyond what is given by the classification result itself. We perform end-to-end experiments with an application for detecting hate speech against women and immigrants, demonstrating excellent runtime results without loss of accuracy.&quot;,&quot;container-title&quot;:&quot;Advances in Neural Information Processing Systems&quot;,&quot;event-place&quot;:&quot;School of Engineering and Technology University of Washington Tacoma Tacoma&quot;,&quot;publisher&quot;:&quot;Curran Associates, Inc.&quot;,&quot;publisher-place&quot;:&quot;School of Engineering and Technology University of Washington Tacoma Tacoma&quot;,&quot;source&quot;:&quot;Neural Information Processing Systems&quot;,&quot;title&quot;:&quot;Privacy-Preserving Classification of Personal Text Messages with Secure Multi-Party Computation&quot;,&quot;URL&quot;:&quot;https://proceedings.neurips.cc/paper_files/paper/2019/hash/a501bebf79d570651ff601788ea9d16d-Abstract.html&quot;,&quot;volume&quot;:&quot;32&quot;,&quot;author&quot;:[{&quot;family&quot;:&quot;Reich&quot;,&quot;given&quot;:&quot;Devin&quot;},{&quot;family&quot;:&quot;Todoki&quot;,&quot;given&quot;:&quot;Ariel&quot;},{&quot;family&quot;:&quot;Dowsley&quot;,&quot;given&quot;:&quot;Rafael&quot;},{&quot;family&quot;:&quot;De Cock&quot;,&quot;given&quot;:&quot;Martine&quot;},{&quot;family&quot;:&quot;nascimento&quot;,&quot;given&quot;:&quot;anderson&quot;}],&quot;accessed&quot;:{&quot;date-parts&quot;:[[&quot;2024&quot;,3,20]]},&quot;issued&quot;:{&quot;date-parts&quot;:[[&quot;2019&quot;]]}}}],&quot;schema&quot;:&quot;https://github.com/citation-style-language/schema/raw/master/csl-citation.json&quot;} RNDwsNz2FpNwn"/><text:span text:style-name="T6">. </text:span><text:span text:style-name="T8">Главной проблемой гомоморфного шифрования является потеря эффективности при применение к большому объему данных. Все выше представленные алгоритмы шифрования решают эту проблему, но они специализируются на работе с определенным типом данных. </text:span><text:span text:style-name="T7">Так как все представленные алгоритмы специализируются на работе с определенными типами данных, </text:span><text:soft-page-break/><text:span text:style-name="T7">мы предлагаемые совместить их в один универсальный алгоритм шифрования, </text:span><text:span text:style-name="T8">который будет эффективен при работе с большим количеством данных.</text:span></text:p>
      <text:p text:style-name="P12"><text:span text:style-name="T5"/></text:p>
      <text:p text:style-name="P10">References</text:p>
      <text:p text:style-name="P10"/>
      <text:section text:style-name="Sect1" text:name="ZOTERO_BIBL {&quot;uncited&quot;:[],&quot;omitted&quot;:[],&quot;custom&quot;:[]} CSL_BIBLIOGRAPHY RNDgYmHo1pujY">
        <text:p text:style-name="Bibliography_20_1">[1]<text:tab/>H. Hammami, H. Brahmi, I. Brahmi, и S. Ben Yahia, <text:span text:style-name="T12">Using Homomorphic Encryption to Compute Privacy Preserving Data Mining in a Cloud Computing Environment</text:span>. University of Tunis El Manar: Springer International Publishing AG, 2017, с. 413. doi: 10.1007/978-3-319-65930-5_32.</text:p>
        <text:p text:style-name="Bibliography_20_1">[2]<text:tab/>J. Li и H. Huang, «Faster Secure Data Mining via Distributed Homomorphic Encryption», вып. arXiv:2006.10091. arXiv, 2020 г. Просмотрено: 20 март 2024 г. [Онлайн]. Доступно на: http://arxiv.org/abs/2006.10091</text:p>
        <text:p text:style-name="Bibliography_20_1">[3]<text:tab/>H. Kaur, N. Kumar, и S. Batra, «ClaMPP: a cloud-based multi-party privacy preserving classification scheme for distributed applications», <text:span text:style-name="T12">J Supercomput</text:span>, т. 75, вып. 6, Art. вып. 6, 2019, doi: 10.1007/s11227-018-2691-0.</text:p>
        <text:p text:style-name="Bibliography_20_1">[4]<text:tab/>C. Fontaine и F. Galand, «A Survey of Homomorphic Encryption for Nonspecialists», <text:span text:style-name="T12">EURASIP</text:span>, т. 2007, сс. 1–10, 2007, doi: 10.1155/2007/13801.</text:p>
        <text:p text:style-name="Bibliography_20_1">[5]<text:tab/>D. O. Oyerinde, B. D. Dunka, и A. C. Douglas, «A Homomorphic Encryption Approach to Implementing Two- Party Privacy Preserving Data Mining», <text:span text:style-name="T12">IJISET</text:span>, т. 3, вып. 11, Art. вып. 11, 2016.</text:p>
        <text:p text:style-name="Bibliography_20_1">[6]<text:tab/>K. Şahinbaş и F. O. Catak, «Secure Multi-Party Computation based Privacy Preserving Data Analysis in Healthcare IoT Systems», вып. arXiv:2109.14334. arXiv, 2021 г. Просмотрено: 20 март 2024 г. [Онлайн]. Доступно на: http://arxiv.org/abs/2109.14334</text:p>
        <text:p text:style-name="Bibliography_20_1">[7]<text:tab/>C. Zhao <text:span text:style-name="T12">и др.</text:span>, «Secure Multi-Party Computation: Theory, practice and applications», <text:span text:style-name="T12">Information Sciences</text:span>, т. 476, сс. 357–372, 2019, doi: 10.1016/j.ins.2018.10.024.</text:p>
        <text:p text:style-name="Bibliography_20_1">[8]<text:tab/>R. Tso, A. Alelaiwi, S. M. Mizanur Rahman, M.-E. Wu, и M. S. Hossain, «Privacy-Preserving Data Communication Through Secure Multi-Party Computation in Healthcare Sensor Cloud», <text:span text:style-name="T12">J Sign Process Syst</text:span>, т. 89, вып. 1, Art. вып. 1, 2017, doi: 10.1007/s11265-016-1198-2.</text:p>
        <text:p text:style-name="Bibliography_20_1">[9]<text:tab/>D. Reich, A. Todoki, R. Dowsley, M. De Cock, и <text:s/>anderson nascimento, «Privacy-Preserving Classification of Personal Text Messages with Secure Multi-Party Computation», в <text:span text:style-name="T12">Advances in Neural Information Processing Systems</text:span>, School of Engineering and Technology University of Washington Tacoma Tacoma: Curran Associates, Inc., 2019. Просмотрено: 20 март 2024 г. [Онлайн]. Доступно на: https://proceedings.neurips.cc/paper_files/paper/2019/hash/a501bebf79d570651ff601788ea9d16d-Abstract.html</text:p>
        <text:p text:style-name="Bibliography_20_1">[10]<text:tab/>D. D. K. Mishra, N. Koria, N. Kapoor, и R. Bahety, «A Secure Multi-Party Computation Protocol for Malicious Computation Prevention for preserving privacy during Data Mining», <text:span text:style-name="T12">IJCSIS</text:span>, т. 3, вып. 1, Art. вып. 1, 2009.</text:p>
        <text:p text:style-name="Bibliography_20_1">[11]<text:tab/>S. S. Rathna и D. T. Karthikeyan, «Survey on Recent Algorithms for Privacy Preserving Data mining», <text:span text:style-name="T12">IJCSIT</text:span>, т. 6, сс. 1835–1840, 2015.</text:p>
        <text:p text:style-name="Bibliography_20_1">[12]<text:tab/>C. C. Aggarwal и P. S. Yu, «A General Survey of Privacy-Preserving Data Mining Models and Algorithms», в <text:span text:style-name="T12">Privacy-Preserving Data Mining</text:span>, т. 34, C. C. Aggarwal и P. S. Yu, Ред., Boston, MA: Springer US, 2008, сс. 11–52. Просмотрено: 20 март 2024 г. [Онлайн]. Доступно на: http://link.springer.com/10.1007/978-0-387-70992-5_2</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0T21:08:19.539000000</meta:creation-date>
    <dc:date>2024-03-21T14:06:12.340000000</dc:date>
    <meta:editing-duration>PT16H36M9S</meta:editing-duration>
    <meta:editing-cycles>10</meta:editing-cycles>
    <meta:generator>LibreOffice/7.6.4.1$Windows_X86_64 LibreOffice_project/e19e193f88cd6c0525a17fb7a176ed8e6a3e2aa1</meta:generator>
    <meta:print-date>2024-03-21T14:06:55.174000000</meta:print-date>
    <meta:document-statistic meta:table-count="0" meta:image-count="0" meta:object-count="0" meta:page-count="2" meta:paragraph-count="28" meta:word-count="754" meta:character-count="5642" meta:non-whitespace-character-count="4919"/>
    <meta:user-defined meta:name="ZOTERO_PREF_1">&lt;data data-version="3" zotero-version="6.0.36"&gt;&lt;session id="7EPgLlhL"/&gt;&lt;style id="http://www.zotero.org/styles/ieee" locale="ru-RU" hasBibliography="1" bibliographyStyleHasBeenSet="1"/&gt;&lt;prefs&gt;&lt;pref name="fieldType" value="ReferenceMark"/&gt;&lt;/prefs&gt;&lt;/data&gt;</meta:user-defined>
  </office:meta>
</office:document-meta>
</file>